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118"/>
    <style:style style:name="ce5" style:family="table-cell" style:parent-style-name="Default" style:data-style-name="N118">
      <style:table-cell-properties fo:background-color="#00ff00"/>
    </style:style>
    <style:style style:name="ce6" style:family="table-cell" style:parent-style-name="Default" style:data-style-name="N118">
      <style:table-cell-properties fo:padding-bottom="0.0193in" fo:padding-left="0.0138in" fo:padding-right="0.0138in" fo:padding-top="0.0193in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00ff00"/>
    </style:style>
    <style:style style:name="ce9" style:family="table-cell" style:parent-style-name="Default">
      <style:table-cell-properties fo:background-color="#00ffff"/>
    </style:style>
    <style:style style:name="gr1" style:family="graphic">
      <style:graphic-properties draw:ole-draw-aspect="1"/>
    </style:style>
  </office:automatic-styles>
  <office:body>
    <office:spreadsheet>
      <table:table table:name="MultiGPU Speedup Formulation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Andrew Larson</text:p>
          </table:table-cell>
          <table:table-cell table:style-name="ce1" table:number-columns-repeated="11"/>
          <table:table-cell/>
        </table:table-row>
        <table:table-row table:style-name="ro1">
          <table:table-cell table:style-name="ce1" office:value-type="string">
            <text:p>University of Minnesota Duluth</text:p>
          </table:table-cell>
          <table:table-cell table:style-name="ce1" table:number-columns-repeated="11"/>
          <table:table-cell/>
        </table:table-row>
        <table:table-row table:style-name="ro1">
          <table:table-cell table:style-name="ce1" table:number-columns-repeated="12"/>
          <table:table-cell/>
        </table:table-row>
        <table:table-row table:style-name="ro1">
          <table:table-cell table:style-name="ce1" office:value-type="string">
            <text:p>This spreadsheet deals with identifying the potential speed up possible using multiple GPUs over the current speed ups achieved using a single GPU.</text:p>
          </table:table-cell>
          <table:table-cell table:style-name="ce1" table:number-columns-repeated="11"/>
          <table:table-cell/>
        </table:table-row>
        <table:table-row table:style-name="ro1">
          <table:table-cell table:style-name="ce1" office:value-type="string">
            <text:p>As of 3-3-2009 there is not direct transfer from GPU to GPU, one must transfer data through the host, which makes things agganizingly slow.</text:p>
          </table:table-cell>
          <table:table-cell table:style-name="ce1" table:number-columns-repeated="11"/>
          <table:table-cell/>
        </table:table-row>
        <table:table-row table:style-name="ro1">
          <table:table-cell table:style-name="ce1" table:number-columns-repeated="12"/>
          <table:table-cell/>
        </table:table-row>
        <table:table-row table:style-name="ro1">
          <table:table-cell table:style-name="ce1" office:value-type="string">
            <text:p>Throughout the data transfers and urb runs are on an 8800 Ultra (akka 2-25-2009) with a domain with 256x256x21 elements.</text:p>
          </table:table-cell>
          <table:table-cell table:style-name="ce1" table:number-columns-repeated="11"/>
          <table:table-cell/>
        </table:table-row>
        <table:table-row table:style-name="ro2">
          <table:table-cell table:style-name="ce1" table:number-columns-repeated="12"/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Host To Device</text:p>
          </table:table-cell>
          <table:table-cell table:number-columns-repeated="3"/>
          <table:table-cell office:value-type="string">
            <text:p>Device To Host</text:p>
          </table:table-cell>
          <table:table-cell table:number-columns-repeated="3"/>
          <table:table-cell office:value-type="string">
            <text:p>Host To Device To Host</text:p>
          </table:table-cell>
          <table:table-cell/>
          <table:table-cell office:value-type="string">
            <text:p>(Sum of previous)</text:p>
          </table:table-cell>
          <table:table-cell table:number-columns-repeated="2"/>
        </table:table-row>
        <table:table-row table:style-name="ro2">
          <table:table-cell office:value-type="string">
            <text:p>elements</text:p>
          </table:table-cell>
          <table:table-cell office:value-type="string">
            <text:p>slices</text:p>
          </table:table-cell>
          <table:table-cell office:value-type="string">
            <text:p>seconds</text:p>
          </table:table-cell>
          <table:table-cell/>
          <table:table-cell office:value-type="string">
            <text:p>elements</text:p>
          </table:table-cell>
          <table:table-cell office:value-type="string">
            <text:p>slices</text:p>
          </table:table-cell>
          <table:table-cell office:value-type="string">
            <text:p>seconds</text:p>
          </table:table-cell>
          <table:table-cell/>
          <table:table-cell office:value-type="string">
            <text:p>elements</text:p>
          </table:table-cell>
          <table:table-cell office:value-type="string">
            <text:p>slices</text:p>
          </table:table-cell>
          <table:table-cell office:value-type="string">
            <text:p>seconds</text:p>
          </table:table-cell>
          <table:table-cell table:number-columns-repeated="2"/>
        </table:table-row>
        <table:table-row table:style-name="ro3">
          <table:table-cell office:value-type="float" office:value="1376256">
            <text:p>1376256</text:p>
          </table:table-cell>
          <table:table-cell office:value-type="float" office:value="21">
            <text:p>21</text:p>
          </table:table-cell>
          <table:table-cell table:style-name="ce6" office:value-type="float" office:value="0.005989">
            <text:p>0.005989</text:p>
          </table:table-cell>
          <table:table-cell/>
          <table:table-cell office:value-type="float" office:value="1376256">
            <text:p>1376256</text:p>
          </table:table-cell>
          <table:table-cell office:value-type="float" office:value="21">
            <text:p>21</text:p>
          </table:table-cell>
          <table:table-cell table:style-name="ce6" office:value-type="float" office:value="0.006061">
            <text:p>0.006061</text:p>
          </table:table-cell>
          <table:table-cell/>
          <table:table-cell table:formula="of:=[.E12]" office:value-type="float" office:value="1376256">
            <text:p>1376256</text:p>
          </table:table-cell>
          <table:table-cell table:formula="of:=[.F12]" office:value-type="float" office:value="21">
            <text:p>21</text:p>
          </table:table-cell>
          <table:table-cell table:style-name="ce4" table:formula="of:=[.G12]+[.C12]" office:value-type="float" office:value="0.01205">
            <text:p>0.012050</text:p>
          </table:table-cell>
          <table:table-cell/>
          <table:table-cell>
            <draw:frame table:end-cell-address="'MultiGPU Speedup Formulation'.U35" table:end-x="0.6917in" table:end-y="0.1051in" draw:z-index="0" draw:style-name="gr1" svg:width="7.3685in" svg:height="4.085in" svg:x="0.4354in" svg:y="0.1256in">
              <draw:object draw:notify-on-update-of-ranges="'MultiGPU Speedup Formulation'.F12:'MultiGPU Speedup Formulation'.F32 'MultiGPU Speedup Formulation'.A10:'MultiGPU Speedup Formulation'.A10 'MultiGPU Speedup Formulation'.C12:'MultiGPU Speedup Formulation'.C32 'MultiGPU Speedup Formulation'.E10:'MultiGPU Speedup Formulation'.E10 'MultiGPU Speedup Formulation'.G12:'MultiGPU Speedup Formulation'.G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1310720">
            <text:p>1310720</text:p>
          </table:table-cell>
          <table:table-cell office:value-type="float" office:value="20">
            <text:p>20</text:p>
          </table:table-cell>
          <table:table-cell table:style-name="ce6" office:value-type="float" office:value="0.005636">
            <text:p>0.005636</text:p>
          </table:table-cell>
          <table:table-cell/>
          <table:table-cell office:value-type="float" office:value="1310720">
            <text:p>1310720</text:p>
          </table:table-cell>
          <table:table-cell office:value-type="float" office:value="20">
            <text:p>20</text:p>
          </table:table-cell>
          <table:table-cell table:style-name="ce6" office:value-type="float" office:value="0.00577">
            <text:p>0.005770</text:p>
          </table:table-cell>
          <table:table-cell/>
          <table:table-cell table:formula="of:=[.E13]" office:value-type="float" office:value="1310720">
            <text:p>1310720</text:p>
          </table:table-cell>
          <table:table-cell table:formula="of:=[.F13]" office:value-type="float" office:value="20">
            <text:p>20</text:p>
          </table:table-cell>
          <table:table-cell table:style-name="ce4" table:formula="of:=[.G13]+[.C13]" office:value-type="float" office:value="0.011406">
            <text:p>0.011406</text:p>
          </table:table-cell>
          <table:table-cell table:number-columns-repeated="2"/>
        </table:table-row>
        <table:table-row table:style-name="ro3">
          <table:table-cell office:value-type="float" office:value="1245184">
            <text:p>1245184</text:p>
          </table:table-cell>
          <table:table-cell office:value-type="float" office:value="19">
            <text:p>19</text:p>
          </table:table-cell>
          <table:table-cell table:style-name="ce6" office:value-type="float" office:value="0.005325">
            <text:p>0.005325</text:p>
          </table:table-cell>
          <table:table-cell/>
          <table:table-cell office:value-type="float" office:value="1245184">
            <text:p>1245184</text:p>
          </table:table-cell>
          <table:table-cell office:value-type="float" office:value="19">
            <text:p>19</text:p>
          </table:table-cell>
          <table:table-cell table:style-name="ce6" office:value-type="float" office:value="0.00547">
            <text:p>0.005470</text:p>
          </table:table-cell>
          <table:table-cell/>
          <table:table-cell table:formula="of:=[.E14]" office:value-type="float" office:value="1245184">
            <text:p>1245184</text:p>
          </table:table-cell>
          <table:table-cell table:formula="of:=[.F14]" office:value-type="float" office:value="19">
            <text:p>19</text:p>
          </table:table-cell>
          <table:table-cell table:style-name="ce4" table:formula="of:=[.G14]+[.C14]" office:value-type="float" office:value="0.010795">
            <text:p>0.010795</text:p>
          </table:table-cell>
          <table:table-cell table:number-columns-repeated="2"/>
        </table:table-row>
        <table:table-row table:style-name="ro3">
          <table:table-cell office:value-type="float" office:value="1179648">
            <text:p>1179648</text:p>
          </table:table-cell>
          <table:table-cell office:value-type="float" office:value="18">
            <text:p>18</text:p>
          </table:table-cell>
          <table:table-cell table:style-name="ce6" office:value-type="float" office:value="0.00507">
            <text:p>0.005070</text:p>
          </table:table-cell>
          <table:table-cell/>
          <table:table-cell office:value-type="float" office:value="1179648">
            <text:p>1179648</text:p>
          </table:table-cell>
          <table:table-cell office:value-type="float" office:value="18">
            <text:p>18</text:p>
          </table:table-cell>
          <table:table-cell table:style-name="ce6" office:value-type="float" office:value="0.005983">
            <text:p>0.005983</text:p>
          </table:table-cell>
          <table:table-cell/>
          <table:table-cell table:formula="of:=[.E15]" office:value-type="float" office:value="1179648">
            <text:p>1179648</text:p>
          </table:table-cell>
          <table:table-cell table:formula="of:=[.F15]" office:value-type="float" office:value="18">
            <text:p>18</text:p>
          </table:table-cell>
          <table:table-cell table:style-name="ce4" table:formula="of:=[.G15]+[.C15]" office:value-type="float" office:value="0.011053">
            <text:p>0.011053</text:p>
          </table:table-cell>
          <table:table-cell table:number-columns-repeated="2"/>
        </table:table-row>
        <table:table-row table:style-name="ro3">
          <table:table-cell office:value-type="float" office:value="1114112">
            <text:p>1114112</text:p>
          </table:table-cell>
          <table:table-cell office:value-type="float" office:value="17">
            <text:p>17</text:p>
          </table:table-cell>
          <table:table-cell table:style-name="ce6" office:value-type="float" office:value="0.004773">
            <text:p>0.004773</text:p>
          </table:table-cell>
          <table:table-cell/>
          <table:table-cell office:value-type="float" office:value="1114112">
            <text:p>1114112</text:p>
          </table:table-cell>
          <table:table-cell office:value-type="float" office:value="17">
            <text:p>17</text:p>
          </table:table-cell>
          <table:table-cell table:style-name="ce6" office:value-type="float" office:value="0.00491">
            <text:p>0.004910</text:p>
          </table:table-cell>
          <table:table-cell/>
          <table:table-cell table:formula="of:=[.E16]" office:value-type="float" office:value="1114112">
            <text:p>1114112</text:p>
          </table:table-cell>
          <table:table-cell table:formula="of:=[.F16]" office:value-type="float" office:value="17">
            <text:p>17</text:p>
          </table:table-cell>
          <table:table-cell table:style-name="ce4" table:formula="of:=[.G16]+[.C16]" office:value-type="float" office:value="0.009683">
            <text:p>0.009683</text:p>
          </table:table-cell>
          <table:table-cell table:number-columns-repeated="2"/>
        </table:table-row>
        <table:table-row table:style-name="ro3">
          <table:table-cell office:value-type="float" office:value="1048576">
            <text:p>1048576</text:p>
          </table:table-cell>
          <table:table-cell office:value-type="float" office:value="16">
            <text:p>16</text:p>
          </table:table-cell>
          <table:table-cell table:style-name="ce6" office:value-type="float" office:value="0.004487">
            <text:p>0.004487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16">
            <text:p>16</text:p>
          </table:table-cell>
          <table:table-cell table:style-name="ce6" office:value-type="float" office:value="0.00461">
            <text:p>0.004610</text:p>
          </table:table-cell>
          <table:table-cell/>
          <table:table-cell table:formula="of:=[.E17]" office:value-type="float" office:value="1048576">
            <text:p>1048576</text:p>
          </table:table-cell>
          <table:table-cell table:formula="of:=[.F17]" office:value-type="float" office:value="16">
            <text:p>16</text:p>
          </table:table-cell>
          <table:table-cell table:style-name="ce4" table:formula="of:=[.G17]+[.C17]" office:value-type="float" office:value="0.009097">
            <text:p>0.009097</text:p>
          </table:table-cell>
          <table:table-cell table:number-columns-repeated="2"/>
        </table:table-row>
        <table:table-row table:style-name="ro3">
          <table:table-cell office:value-type="float" office:value="983040">
            <text:p>983040</text:p>
          </table:table-cell>
          <table:table-cell office:value-type="float" office:value="15">
            <text:p>15</text:p>
          </table:table-cell>
          <table:table-cell table:style-name="ce6" office:value-type="float" office:value="0.004227">
            <text:p>0.004227</text:p>
          </table:table-cell>
          <table:table-cell/>
          <table:table-cell office:value-type="float" office:value="983040">
            <text:p>983040</text:p>
          </table:table-cell>
          <table:table-cell office:value-type="float" office:value="15">
            <text:p>15</text:p>
          </table:table-cell>
          <table:table-cell table:style-name="ce6" office:value-type="float" office:value="0.004312">
            <text:p>0.004312</text:p>
          </table:table-cell>
          <table:table-cell/>
          <table:table-cell table:formula="of:=[.E18]" office:value-type="float" office:value="983040">
            <text:p>983040</text:p>
          </table:table-cell>
          <table:table-cell table:formula="of:=[.F18]" office:value-type="float" office:value="15">
            <text:p>15</text:p>
          </table:table-cell>
          <table:table-cell table:style-name="ce4" table:formula="of:=[.G18]+[.C18]" office:value-type="float" office:value="0.008539">
            <text:p>0.008539</text:p>
          </table:table-cell>
          <table:table-cell table:number-columns-repeated="2"/>
        </table:table-row>
        <table:table-row table:style-name="ro3">
          <table:table-cell office:value-type="float" office:value="917504">
            <text:p>917504</text:p>
          </table:table-cell>
          <table:table-cell office:value-type="float" office:value="14">
            <text:p>14</text:p>
          </table:table-cell>
          <table:table-cell table:style-name="ce6" office:value-type="float" office:value="0.003932">
            <text:p>0.003932</text:p>
          </table:table-cell>
          <table:table-cell/>
          <table:table-cell office:value-type="float" office:value="917504">
            <text:p>917504</text:p>
          </table:table-cell>
          <table:table-cell office:value-type="float" office:value="14">
            <text:p>14</text:p>
          </table:table-cell>
          <table:table-cell table:style-name="ce6" office:value-type="float" office:value="0.004035">
            <text:p>0.004035</text:p>
          </table:table-cell>
          <table:table-cell/>
          <table:table-cell table:formula="of:=[.E19]" office:value-type="float" office:value="917504">
            <text:p>917504</text:p>
          </table:table-cell>
          <table:table-cell table:formula="of:=[.F19]" office:value-type="float" office:value="14">
            <text:p>14</text:p>
          </table:table-cell>
          <table:table-cell table:style-name="ce4" table:formula="of:=[.G19]+[.C19]" office:value-type="float" office:value="0.007967">
            <text:p>0.007967</text:p>
          </table:table-cell>
          <table:table-cell table:number-columns-repeated="2"/>
        </table:table-row>
        <table:table-row table:style-name="ro3">
          <table:table-cell office:value-type="float" office:value="851968">
            <text:p>851968</text:p>
          </table:table-cell>
          <table:table-cell office:value-type="float" office:value="13">
            <text:p>13</text:p>
          </table:table-cell>
          <table:table-cell table:style-name="ce6" office:value-type="float" office:value="0.003636">
            <text:p>0.003636</text:p>
          </table:table-cell>
          <table:table-cell/>
          <table:table-cell office:value-type="float" office:value="851968">
            <text:p>851968</text:p>
          </table:table-cell>
          <table:table-cell office:value-type="float" office:value="13">
            <text:p>13</text:p>
          </table:table-cell>
          <table:table-cell table:style-name="ce6" office:value-type="float" office:value="0.003756">
            <text:p>0.003756</text:p>
          </table:table-cell>
          <table:table-cell/>
          <table:table-cell table:formula="of:=[.E20]" office:value-type="float" office:value="851968">
            <text:p>851968</text:p>
          </table:table-cell>
          <table:table-cell table:formula="of:=[.F20]" office:value-type="float" office:value="13">
            <text:p>13</text:p>
          </table:table-cell>
          <table:table-cell table:style-name="ce4" table:formula="of:=[.G20]+[.C20]" office:value-type="float" office:value="0.007392">
            <text:p>0.007392</text:p>
          </table:table-cell>
          <table:table-cell table:number-columns-repeated="2"/>
        </table:table-row>
        <table:table-row table:style-name="ro3">
          <table:table-cell office:value-type="float" office:value="786432">
            <text:p>786432</text:p>
          </table:table-cell>
          <table:table-cell office:value-type="float" office:value="12">
            <text:p>12</text:p>
          </table:table-cell>
          <table:table-cell table:style-name="ce6" office:value-type="float" office:value="0.00339">
            <text:p>0.003390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12">
            <text:p>12</text:p>
          </table:table-cell>
          <table:table-cell table:style-name="ce6" office:value-type="float" office:value="0.003474">
            <text:p>0.003474</text:p>
          </table:table-cell>
          <table:table-cell/>
          <table:table-cell table:formula="of:=[.E21]" office:value-type="float" office:value="786432">
            <text:p>786432</text:p>
          </table:table-cell>
          <table:table-cell table:formula="of:=[.F21]" office:value-type="float" office:value="12">
            <text:p>12</text:p>
          </table:table-cell>
          <table:table-cell table:style-name="ce4" table:formula="of:=[.G21]+[.C21]" office:value-type="float" office:value="0.006864">
            <text:p>0.006864</text:p>
          </table:table-cell>
          <table:table-cell table:number-columns-repeated="2"/>
        </table:table-row>
        <table:table-row table:style-name="ro3">
          <table:table-cell office:value-type="float" office:value="720896">
            <text:p>720896</text:p>
          </table:table-cell>
          <table:table-cell office:value-type="float" office:value="11">
            <text:p>11</text:p>
          </table:table-cell>
          <table:table-cell table:style-name="ce6" office:value-type="float" office:value="0.003098">
            <text:p>0.003098</text:p>
          </table:table-cell>
          <table:table-cell/>
          <table:table-cell office:value-type="float" office:value="720896">
            <text:p>720896</text:p>
          </table:table-cell>
          <table:table-cell office:value-type="float" office:value="11">
            <text:p>11</text:p>
          </table:table-cell>
          <table:table-cell table:style-name="ce6" office:value-type="float" office:value="0.003183">
            <text:p>0.003183</text:p>
          </table:table-cell>
          <table:table-cell/>
          <table:table-cell table:formula="of:=[.E22]" office:value-type="float" office:value="720896">
            <text:p>720896</text:p>
          </table:table-cell>
          <table:table-cell table:formula="of:=[.F22]" office:value-type="float" office:value="11">
            <text:p>11</text:p>
          </table:table-cell>
          <table:table-cell table:style-name="ce4" table:formula="of:=[.G22]+[.C22]" office:value-type="float" office:value="0.006281">
            <text:p>0.006281</text:p>
          </table:table-cell>
          <table:table-cell table:number-columns-repeated="2"/>
        </table:table-row>
        <table:table-row table:style-name="ro3">
          <table:table-cell office:value-type="float" office:value="655360">
            <text:p>655360</text:p>
          </table:table-cell>
          <table:table-cell office:value-type="float" office:value="10">
            <text:p>10</text:p>
          </table:table-cell>
          <table:table-cell table:style-name="ce6" office:value-type="float" office:value="0.002852">
            <text:p>0.002852</text:p>
          </table:table-cell>
          <table:table-cell/>
          <table:table-cell office:value-type="float" office:value="655360">
            <text:p>655360</text:p>
          </table:table-cell>
          <table:table-cell office:value-type="float" office:value="10">
            <text:p>10</text:p>
          </table:table-cell>
          <table:table-cell table:style-name="ce6" office:value-type="float" office:value="0.002901">
            <text:p>0.002901</text:p>
          </table:table-cell>
          <table:table-cell/>
          <table:table-cell table:formula="of:=[.E23]" office:value-type="float" office:value="655360">
            <text:p>655360</text:p>
          </table:table-cell>
          <table:table-cell table:formula="of:=[.F23]" office:value-type="float" office:value="10">
            <text:p>10</text:p>
          </table:table-cell>
          <table:table-cell table:style-name="ce4" table:formula="of:=[.G23]+[.C23]" office:value-type="float" office:value="0.005753">
            <text:p>0.005753</text:p>
          </table:table-cell>
          <table:table-cell table:number-columns-repeated="2"/>
        </table:table-row>
        <table:table-row table:style-name="ro3">
          <table:table-cell office:value-type="float" office:value="589824">
            <text:p>589824</text:p>
          </table:table-cell>
          <table:table-cell office:value-type="float" office:value="9">
            <text:p>9</text:p>
          </table:table-cell>
          <table:table-cell table:style-name="ce6" office:value-type="float" office:value="0.002555">
            <text:p>0.002555</text:p>
          </table:table-cell>
          <table:table-cell/>
          <table:table-cell office:value-type="float" office:value="589824">
            <text:p>589824</text:p>
          </table:table-cell>
          <table:table-cell office:value-type="float" office:value="9">
            <text:p>9</text:p>
          </table:table-cell>
          <table:table-cell table:style-name="ce6" office:value-type="float" office:value="0.00267">
            <text:p>0.002670</text:p>
          </table:table-cell>
          <table:table-cell/>
          <table:table-cell table:formula="of:=[.E24]" office:value-type="float" office:value="589824">
            <text:p>589824</text:p>
          </table:table-cell>
          <table:table-cell table:formula="of:=[.F24]" office:value-type="float" office:value="9">
            <text:p>9</text:p>
          </table:table-cell>
          <table:table-cell table:style-name="ce4" table:formula="of:=[.G24]+[.C24]" office:value-type="float" office:value="0.005225">
            <text:p>0.005225</text:p>
          </table:table-cell>
          <table:table-cell table:number-columns-repeated="2"/>
        </table:table-row>
        <table:table-row table:style-name="ro3"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style-name="ce6" office:value-type="float" office:value="0.002274">
            <text:p>0.002274</text:p>
          </table:table-cell>
          <table:table-cell/>
          <table:table-cell office:value-type="float" office:value="524288">
            <text:p>524288</text:p>
          </table:table-cell>
          <table:table-cell office:value-type="float" office:value="8">
            <text:p>8</text:p>
          </table:table-cell>
          <table:table-cell table:style-name="ce6" office:value-type="float" office:value="0.002328">
            <text:p>0.002328</text:p>
          </table:table-cell>
          <table:table-cell/>
          <table:table-cell table:formula="of:=[.E25]" office:value-type="float" office:value="524288">
            <text:p>524288</text:p>
          </table:table-cell>
          <table:table-cell table:formula="of:=[.F25]" office:value-type="float" office:value="8">
            <text:p>8</text:p>
          </table:table-cell>
          <table:table-cell table:style-name="ce4" table:formula="of:=[.G25]+[.C25]" office:value-type="float" office:value="0.004602">
            <text:p>0.004602</text:p>
          </table:table-cell>
          <table:table-cell table:number-columns-repeated="2"/>
        </table:table-row>
        <table:table-row table:style-name="ro3">
          <table:table-cell office:value-type="float" office:value="458752">
            <text:p>458752</text:p>
          </table:table-cell>
          <table:table-cell office:value-type="float" office:value="7">
            <text:p>7</text:p>
          </table:table-cell>
          <table:table-cell table:style-name="ce6" office:value-type="float" office:value="0.002007">
            <text:p>0.002007</text:p>
          </table:table-cell>
          <table:table-cell/>
          <table:table-cell office:value-type="float" office:value="458752">
            <text:p>458752</text:p>
          </table:table-cell>
          <table:table-cell office:value-type="float" office:value="7">
            <text:p>7</text:p>
          </table:table-cell>
          <table:table-cell table:style-name="ce6" office:value-type="float" office:value="0.002068">
            <text:p>0.002068</text:p>
          </table:table-cell>
          <table:table-cell/>
          <table:table-cell table:formula="of:=[.E26]" office:value-type="float" office:value="458752">
            <text:p>458752</text:p>
          </table:table-cell>
          <table:table-cell table:formula="of:=[.F26]" office:value-type="float" office:value="7">
            <text:p>7</text:p>
          </table:table-cell>
          <table:table-cell table:style-name="ce4" table:formula="of:=[.G26]+[.C26]" office:value-type="float" office:value="0.004075">
            <text:p>0.004075</text:p>
          </table:table-cell>
          <table:table-cell table:number-columns-repeated="2"/>
        </table:table-row>
        <table:table-row table:style-name="ro3">
          <table:table-cell office:value-type="float" office:value="393216">
            <text:p>393216</text:p>
          </table:table-cell>
          <table:table-cell office:value-type="float" office:value="6">
            <text:p>6</text:p>
          </table:table-cell>
          <table:table-cell table:style-name="ce6" office:value-type="float" office:value="0.001704">
            <text:p>0.001704</text:p>
          </table:table-cell>
          <table:table-cell/>
          <table:table-cell office:value-type="float" office:value="393216">
            <text:p>393216</text:p>
          </table:table-cell>
          <table:table-cell office:value-type="float" office:value="6">
            <text:p>6</text:p>
          </table:table-cell>
          <table:table-cell table:style-name="ce6" office:value-type="float" office:value="0.001743">
            <text:p>0.001743</text:p>
          </table:table-cell>
          <table:table-cell/>
          <table:table-cell table:formula="of:=[.E27]" office:value-type="float" office:value="393216">
            <text:p>393216</text:p>
          </table:table-cell>
          <table:table-cell table:formula="of:=[.F27]" office:value-type="float" office:value="6">
            <text:p>6</text:p>
          </table:table-cell>
          <table:table-cell table:style-name="ce4" table:formula="of:=[.G27]+[.C27]" office:value-type="float" office:value="0.003447">
            <text:p>0.003447</text:p>
          </table:table-cell>
          <table:table-cell table:number-columns-repeated="2"/>
        </table:table-row>
        <table:table-row table:style-name="ro3">
          <table:table-cell office:value-type="float" office:value="327680">
            <text:p>327680</text:p>
          </table:table-cell>
          <table:table-cell office:value-type="float" office:value="5">
            <text:p>5</text:p>
          </table:table-cell>
          <table:table-cell table:style-name="ce6" office:value-type="float" office:value="0.001432">
            <text:p>0.001432</text:p>
          </table:table-cell>
          <table:table-cell/>
          <table:table-cell office:value-type="float" office:value="327680">
            <text:p>327680</text:p>
          </table:table-cell>
          <table:table-cell office:value-type="float" office:value="5">
            <text:p>5</text:p>
          </table:table-cell>
          <table:table-cell table:style-name="ce6" office:value-type="float" office:value="0.001464">
            <text:p>0.001464</text:p>
          </table:table-cell>
          <table:table-cell/>
          <table:table-cell table:formula="of:=[.E28]" office:value-type="float" office:value="327680">
            <text:p>327680</text:p>
          </table:table-cell>
          <table:table-cell table:formula="of:=[.F28]" office:value-type="float" office:value="5">
            <text:p>5</text:p>
          </table:table-cell>
          <table:table-cell table:style-name="ce4" table:formula="of:=[.G28]+[.C28]" office:value-type="float" office:value="0.002896">
            <text:p>0.002896</text:p>
          </table:table-cell>
          <table:table-cell table:number-columns-repeated="2"/>
        </table:table-row>
        <table:table-row table:style-name="ro3"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style-name="ce6" office:value-type="float" office:value="0.000821">
            <text:p>0.000821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4">
            <text:p>4</text:p>
          </table:table-cell>
          <table:table-cell table:style-name="ce6" office:value-type="float" office:value="0.0012">
            <text:p>0.001200</text:p>
          </table:table-cell>
          <table:table-cell/>
          <table:table-cell table:formula="of:=[.E29]" office:value-type="float" office:value="262144">
            <text:p>262144</text:p>
          </table:table-cell>
          <table:table-cell table:formula="of:=[.F29]" office:value-type="float" office:value="4">
            <text:p>4</text:p>
          </table:table-cell>
          <table:table-cell table:style-name="ce4" table:formula="of:=[.G29]+[.C29]" office:value-type="float" office:value="0.002021">
            <text:p>0.002021</text:p>
          </table:table-cell>
          <table:table-cell table:number-columns-repeated="2"/>
        </table:table-row>
        <table:table-row table:style-name="ro3">
          <table:table-cell office:value-type="float" office:value="196608">
            <text:p>196608</text:p>
          </table:table-cell>
          <table:table-cell office:value-type="float" office:value="3">
            <text:p>3</text:p>
          </table:table-cell>
          <table:table-cell table:style-name="ce6" office:value-type="float" office:value="0.000485">
            <text:p>0.000485</text:p>
          </table:table-cell>
          <table:table-cell/>
          <table:table-cell office:value-type="float" office:value="196608">
            <text:p>196608</text:p>
          </table:table-cell>
          <table:table-cell office:value-type="float" office:value="3">
            <text:p>3</text:p>
          </table:table-cell>
          <table:table-cell table:style-name="ce6" office:value-type="float" office:value="0.000887">
            <text:p>0.000887</text:p>
          </table:table-cell>
          <table:table-cell/>
          <table:table-cell table:formula="of:=[.E30]" office:value-type="float" office:value="196608">
            <text:p>196608</text:p>
          </table:table-cell>
          <table:table-cell table:formula="of:=[.F30]" office:value-type="float" office:value="3">
            <text:p>3</text:p>
          </table:table-cell>
          <table:table-cell table:style-name="ce4" table:formula="of:=[.G30]+[.C30]" office:value-type="float" office:value="0.001372">
            <text:p>0.001372</text:p>
          </table:table-cell>
          <table:table-cell table:number-columns-repeated="2"/>
        </table:table-row>
        <table:table-row table:style-name="ro3"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style-name="ce6" office:value-type="float" office:value="0.000326">
            <text:p>0.000326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2">
            <text:p>2</text:p>
          </table:table-cell>
          <table:table-cell table:style-name="ce6" office:value-type="float" office:value="0.00057">
            <text:p>0.000570</text:p>
          </table:table-cell>
          <table:table-cell/>
          <table:table-cell table:formula="of:=[.E31]" office:value-type="float" office:value="131072">
            <text:p>131072</text:p>
          </table:table-cell>
          <table:table-cell table:formula="of:=[.F31]" office:value-type="float" office:value="2">
            <text:p>2</text:p>
          </table:table-cell>
          <table:table-cell table:style-name="ce4" table:formula="of:=[.G31]+[.C31]" office:value-type="float" office:value="0.000896">
            <text:p>0.000896</text:p>
          </table:table-cell>
          <table:table-cell table:number-columns-repeated="2"/>
        </table:table-row>
        <table:table-row table:style-name="ro3"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style-name="ce6" office:value-type="float" office:value="0.000168">
            <text:p>0.000168</text:p>
          </table:table-cell>
          <table:table-cell/>
          <table:table-cell office:value-type="float" office:value="65536">
            <text:p>65536</text:p>
          </table:table-cell>
          <table:table-cell office:value-type="float" office:value="1">
            <text:p>1</text:p>
          </table:table-cell>
          <table:table-cell table:style-name="ce6" office:value-type="float" office:value="0.000291">
            <text:p>0.000291</text:p>
          </table:table-cell>
          <table:table-cell/>
          <table:table-cell table:formula="of:=[.E32]" office:value-type="float" office:value="65536">
            <text:p>65536</text:p>
          </table:table-cell>
          <table:table-cell table:formula="of:=[.F32]" office:value-type="float" office:value="1">
            <text:p>1</text:p>
          </table:table-cell>
          <table:table-cell table:style-name="ce4" table:formula="of:=[.G32]+[.C32]" office:value-type="float" office:value="0.000459">
            <text:p>0.000459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4"/>
          <table:table-cell table:number-columns-repeated="2"/>
        </table:table-row>
        <table:table-row table:style-name="ro3">
          <table:table-cell office:value-type="string">
            <text:p>The times are linearly dependent on the amount of data transferred. (Not surprising)</text:p>
          </table:table-cell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4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Below we have the average time for transferring 3 slices of a domain that is 256x256x21.</text:p>
          </table:table-cell>
          <table:table-cell table:style-name="ce1" table:number-columns-repeated="6"/>
          <table:table-cell table:number-columns-repeated="6"/>
        </table:table-row>
        <table:table-row table:style-name="ro2">
          <table:table-cell table:style-name="ce1" office:value-type="string">
            <text:p>We also want an average iteration time over the same sized domain.</text:p>
          </table:table-cell>
          <table:table-cell table:style-name="ce1" table:number-columns-repeated="6"/>
          <table:table-cell table:number-columns-repeated="6"/>
        </table:table-row>
        <table:table-row table:style-name="ro2">
          <table:table-cell table:style-name="ce1" office:value-type="string">
            <text:p>Here we are approximating the time to swap memory between devices through the host.</text:p>
          </table:table-cell>
          <table:table-cell table:style-name="ce1" table:number-columns-repeated="6"/>
          <table:table-cell office:value-type="string">
            <text:p>A series of four runs on a domain of 256x256x21 to get an average iteration time.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>
            <text:p>avg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o 1000 iterations and find average for 3 slice transfer.</text:p>
          </table:table-cell>
          <table:table-cell table:number-columns-repeated="6"/>
          <table:table-cell office:value-type="string">
            <text:p>256x256x21</text:p>
          </table:table-cell>
          <table:table-cell table:number-columns-repeated="2" office:value-type="string">
            <text:p>seconds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evice to host to device:</text:p>
          </table:table-cell>
          <table:table-cell table:number-columns-repeated="6"/>
          <table:table-cell office:value-type="string">
            <text:p>Run 1</text:p>
          </table:table-cell>
          <table:table-cell table:style-name="ce4" office:value-type="float" office:value="0.00362757">
            <text:p>0.003628</text:p>
          </table:table-cell>
          <table:table-cell table:style-name="ce4" office:value-type="float" office:value="3.62757">
            <text:p>3.62757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elements</text:p>
          </table:table-cell>
          <table:table-cell office:value-type="string">
            <text:p>slices</text:p>
          </table:table-cell>
          <table:table-cell office:value-type="string">
            <text:p>seconds</text:p>
          </table:table-cell>
          <table:table-cell office:value-type="string">
            <text:p>Observed</text:p>
          </table:table-cell>
          <table:table-cell office:value-type="string">
            <text:p>Percentage of observed</text:p>
          </table:table-cell>
          <table:table-cell table:number-columns-repeated="2"/>
          <table:table-cell office:value-type="string">
            <text:p>Run 2</text:p>
          </table:table-cell>
          <table:table-cell table:style-name="ce4" office:value-type="float" office:value="0.00362609">
            <text:p>0.003626</text:p>
          </table:table-cell>
          <table:table-cell table:style-name="ce4" office:value-type="float" office:value="3.62609">
            <text:p>3.626090</text:p>
          </table:table-cell>
          <table:table-cell table:number-columns-repeated="3"/>
        </table:table-row>
        <table:table-row table:style-name="ro2">
          <table:table-cell table:style-name="ce2" office:value-type="float" office:value="196608">
            <text:p>196608</text:p>
          </table:table-cell>
          <table:table-cell office:value-type="float" office:value="3">
            <text:p>3</text:p>
          </table:table-cell>
          <table:table-cell table:style-name="ce4" table:formula="of:=[.D45]*[.E45]" office:value-type="float" office:value="0.0010494">
            <text:p>0.001049</text:p>
          </table:table-cell>
          <table:table-cell table:style-name="ce4" office:value-type="float" office:value="0.001749">
            <text:p>0.001749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string">
            <text:p>Run 3</text:p>
          </table:table-cell>
          <table:table-cell table:style-name="ce4" office:value-type="float" office:value="0.00364157">
            <text:p>0.003642</text:p>
          </table:table-cell>
          <table:table-cell table:style-name="ce4" office:value-type="float" office:value="3.64157">
            <text:p>3.641570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6"/>
          <table:table-cell office:value-type="string">
            <text:p>Run 4</text:p>
          </table:table-cell>
          <table:table-cell table:style-name="ce4" office:value-type="float" office:value="0.00362951">
            <text:p>0.003630</text:p>
          </table:table-cell>
          <table:table-cell table:style-name="ce4" office:value-type="float" office:value="3.62951">
            <text:p>3.629510</text:p>
          </table:table-cell>
          <table:table-cell table:number-columns-repeated="3"/>
        </table:table-row>
        <table:table-row table:style-name="ro2">
          <table:table-cell table:style-name="ce2"/>
          <table:table-cell table:number-columns-repeated="6"/>
          <table:table-cell office:value-type="string">
            <text:p>Average</text:p>
          </table:table-cell>
          <table:table-cell table:style-name="ce4" table:formula="of:=AVERAGE([.I43:.I46])" office:value-type="float" office:value="0.003631185">
            <text:p>0.003631</text:p>
          </table:table-cell>
          <table:table-cell table:style-name="ce4" table:formula="of:=AVERAGE([.J43:.J46])" office:value-type="float" office:value="3.631185">
            <text:p>3.631185</text:p>
          </table:table-cell>
          <table:table-cell table:number-columns-repeated="3"/>
        </table:table-row>
        <table:table-row table:style-name="ro2" table:number-rows-repeated="2">
          <table:table-cell table:style-name="ce2"/>
          <table:table-cell table:number-columns-repeated="7"/>
          <table:table-cell table:style-name="ce4"/>
          <table:table-cell table:number-columns-repeated="4"/>
        </table:table-row>
        <table:table-row table:style-name="ro2">
          <table:table-cell table:style-name="ce1" office:value-type="string">
            <text:p>Consider using multiple GPUs just for iteration purposes.</text:p>
          </table:table-cell>
          <table:table-cell table:style-name="ce1" table:number-columns-repeated="11"/>
          <table:table-cell/>
        </table:table-row>
        <table:table-row table:style-name="ro2">
          <table:table-cell table:style-name="ce1" office:value-type="string">
            <text:p>Let's assume that multiple GPUs will provide linear speedup, cutting average iteration computation time by a factor of n.</text:p>
          </table:table-cell>
          <table:table-cell table:style-name="ce1" table:number-columns-repeated="11"/>
          <table:table-cell/>
        </table:table-row>
        <table:table-row table:style-name="ro2">
          <table:table-cell table:style-name="ce1" office:value-type="string">
            <text:p>Let's then consider two possiblities. Either memcpys are done in parallel or in serial.</text:p>
          </table:table-cell>
          <table:table-cell table:style-name="ce1" table:number-columns-repeated="11"/>
          <table:table-cell/>
        </table:table-row>
        <table:table-row table:style-name="ro4">
          <table:table-cell table:style-name="ce1" office:value-type="string">
            <text:p>Then the question is: per iteration what is the change in average time?</text:p>
          </table:table-cell>
          <table:table-cell table:style-name="ce1" table:number-columns-repeated="11"/>
          <table:table-cell/>
        </table:table-row>
        <table:table-row table:style-name="ro4">
          <table:table-cell table:style-name="ce1" office:value-type="string">
            <text:p>To find this we can take the average iteration time minus the sum of the average iteration time divided by the number of GPUs and the time for a swap (memcpys).</text:p>
          </table:table-cell>
          <table:table-cell table:style-name="ce1" table:number-columns-repeated="11"/>
          <table:table-cell/>
        </table:table-row>
        <table:table-row table:style-name="ro4">
          <table:table-cell table:style-name="ce1" office:value-type="string">
            <text:p>In this way, positive values indicate a speedup and negative values a slowdown.</text:p>
          </table:table-cell>
          <table:table-cell table:style-name="ce1" table:number-columns-repeated="11"/>
          <table:table-cell/>
        </table:table-row>
        <table:table-row table:style-name="ro4">
          <table:table-cell table:number-columns-repeated="13"/>
        </table:table-row>
        <table:table-row table:style-name="ro4">
          <table:table-cell office:value-type="string">
            <text:p>Serial Memcpy</text:p>
          </table:table-cell>
          <table:table-cell table:number-columns-repeated="2"/>
          <table:table-cell office:value-type="string">
            <text:p>Parallel Memcpy</text:p>
          </table:table-cell>
          <table:table-cell table:number-columns-repeated="5"/>
          <table:table-cell>
            <draw:frame table:end-cell-address="'MultiGPU Speedup Formulation'.P78" table:end-x="0.8122in" table:end-y="0.0028in" draw:z-index="1" draw:style-name="gr1" svg:width="5.9047in" svg:height="3.6602in" svg:x="0.2413in" svg:y="0.0705in">
              <draw:object draw:notify-on-update-of-ranges="'MultiGPU Speedup Formulation'.A60:'MultiGPU Speedup Formulation'.A74 'MultiGPU Speedup Formulation'.A57:'MultiGPU Speedup Formulation'.A57 'MultiGPU Speedup Formulation'.B60:'MultiGPU Speedup Formulation'.B74 'MultiGPU Speedup Formulation'.D57:'MultiGPU Speedup Formulation'.D57 'MultiGPU Speedup Formulation'.E60:'MultiGPU Speedup Formulation'.E7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string">
            <text:p>256x256x21</text:p>
          </table:table-cell>
          <table:table-cell table:number-columns-repeated="2"/>
          <table:table-cell office:value-type="string">
            <text:p>256x256x21</text:p>
          </table:table-cell>
          <table:table-cell table:number-columns-repeated="9"/>
        </table:table-row>
        <table:table-row table:style-name="ro2">
          <table:table-cell office:value-type="string">
            <text:p>GPUs</text:p>
          </table:table-cell>
          <table:table-cell office:value-type="string">
            <text:p>avg decrease</text:p>
          </table:table-cell>
          <table:table-cell office:value-type="string">
            <text:p>swap time</text:p>
          </table:table-cell>
          <table:table-cell office:value-type="string">
            <text:p>GPUs</text:p>
          </table:table-cell>
          <table:table-cell office:value-type="string">
            <text:p>avg decrease</text:p>
          </table:table-cell>
          <table:table-cell office:value-type="string">
            <text:p>swap time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table:style-name="ce4" table:formula="of:=[.$I$47]-([.$I$47]/[.A60]+[.C60])" office:value-type="float" office:value="-0.0002832075">
            <text:p>-0.000283</text:p>
          </table:table-cell>
          <table:table-cell table:style-name="ce4" table:formula="of:=[.$C$45]*[.A60]" office:value-type="float" office:value="0.0020988">
            <text:p>0.002099</text:p>
          </table:table-cell>
          <table:table-cell table:formula="of:=[.A60]" office:value-type="float" office:value="2">
            <text:p>2</text:p>
          </table:table-cell>
          <table:table-cell table:style-name="ce4" table:formula="of:=[.$I$47]-([.$I$47]/[.D60]+[.F60])" office:value-type="float" office:value="0.0007661925">
            <text:p>0.000766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0]+1" office:value-type="float" office:value="3">
            <text:p>3</text:p>
          </table:table-cell>
          <table:table-cell table:style-name="ce4" table:formula="of:=[.$I$47]-([.$I$47]/[.A61]+[.C61])" office:value-type="float" office:value="-0.00072741">
            <text:p>-0.000727</text:p>
          </table:table-cell>
          <table:table-cell table:style-name="ce4" table:formula="of:=[.$C$45]*[.A61]" office:value-type="float" office:value="0.0031482">
            <text:p>0.003148</text:p>
          </table:table-cell>
          <table:table-cell table:formula="of:=[.D60]+1" office:value-type="float" office:value="3">
            <text:p>3</text:p>
          </table:table-cell>
          <table:table-cell table:style-name="ce4" table:formula="of:=[.$I$47]-([.$I$47]/[.D61]+[.F61])" office:value-type="float" office:value="0.00137139">
            <text:p>0.001371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4">
            <text:p>4</text:p>
          </table:table-cell>
          <table:table-cell table:style-name="ce5" table:formula="of:=[.$I$47]-([.$I$47]/[.A62]+[.C62])" office:value-type="float" office:value="-0.00147421125">
            <text:p>-0.001474</text:p>
          </table:table-cell>
          <table:table-cell table:style-name="ce5" table:formula="of:=[.$C$45]*[.A62]" office:value-type="float" office:value="0.0041976">
            <text:p>0.004198</text:p>
          </table:table-cell>
          <table:table-cell table:style-name="ce3" table:formula="of:=[.D61]+1" office:value-type="float" office:value="4">
            <text:p>4</text:p>
          </table:table-cell>
          <table:table-cell table:style-name="ce5" table:formula="of:=[.$I$47]-([.$I$47]/[.D62]+[.F62])" office:value-type="float" office:value="0.00167398875">
            <text:p>0.001674</text:p>
          </table:table-cell>
          <table:table-cell table:style-name="ce5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2]+1" office:value-type="float" office:value="5">
            <text:p>5</text:p>
          </table:table-cell>
          <table:table-cell table:style-name="ce4" table:formula="of:=[.$I$47]-([.$I$47]/[.A63]+[.C63])" office:value-type="float" office:value="-0.002342052">
            <text:p>-0.002342</text:p>
          </table:table-cell>
          <table:table-cell table:style-name="ce4" table:formula="of:=[.$C$45]*[.A63]" office:value-type="float" office:value="0.005247">
            <text:p>0.005247</text:p>
          </table:table-cell>
          <table:table-cell table:formula="of:=[.D62]+1" office:value-type="float" office:value="5">
            <text:p>5</text:p>
          </table:table-cell>
          <table:table-cell table:style-name="ce4" table:formula="of:=[.$I$47]-([.$I$47]/[.D63]+[.F63])" office:value-type="float" office:value="0.001855548">
            <text:p>0.001856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3]+1" office:value-type="float" office:value="6">
            <text:p>6</text:p>
          </table:table-cell>
          <table:table-cell table:style-name="ce4" table:formula="of:=[.$I$47]-([.$I$47]/[.A64]+[.C64])" office:value-type="float" office:value="-0.0032704125">
            <text:p>-0.003270</text:p>
          </table:table-cell>
          <table:table-cell table:style-name="ce4" table:formula="of:=[.$C$45]*[.A64]" office:value-type="float" office:value="0.0062964">
            <text:p>0.006296</text:p>
          </table:table-cell>
          <table:table-cell table:formula="of:=[.D63]+1" office:value-type="float" office:value="6">
            <text:p>6</text:p>
          </table:table-cell>
          <table:table-cell table:style-name="ce4" table:formula="of:=[.$I$47]-([.$I$47]/[.D64]+[.F64])" office:value-type="float" office:value="0.0019765875">
            <text:p>0.001977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4]+1" office:value-type="float" office:value="7">
            <text:p>7</text:p>
          </table:table-cell>
          <table:table-cell table:style-name="ce4" table:formula="of:=[.$I$47]-([.$I$47]/[.A65]+[.C65])" office:value-type="float" office:value="-0.00423335571428571">
            <text:p>-0.004233</text:p>
          </table:table-cell>
          <table:table-cell table:style-name="ce4" table:formula="of:=[.$C$45]*[.A65]" office:value-type="float" office:value="0.0073458">
            <text:p>0.007346</text:p>
          </table:table-cell>
          <table:table-cell table:formula="of:=[.D64]+1" office:value-type="float" office:value="7">
            <text:p>7</text:p>
          </table:table-cell>
          <table:table-cell table:style-name="ce4" table:formula="of:=[.$I$47]-([.$I$47]/[.D65]+[.F65])" office:value-type="float" office:value="0.00206304428571429">
            <text:p>0.002063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5]+1" office:value-type="float" office:value="8">
            <text:p>8</text:p>
          </table:table-cell>
          <table:table-cell table:style-name="ce4" table:formula="of:=[.$I$47]-([.$I$47]/[.A66]+[.C66])" office:value-type="float" office:value="-0.005217913125">
            <text:p>-0.005218</text:p>
          </table:table-cell>
          <table:table-cell table:style-name="ce4" table:formula="of:=[.$C$45]*[.A66]" office:value-type="float" office:value="0.0083952">
            <text:p>0.008395</text:p>
          </table:table-cell>
          <table:table-cell table:formula="of:=[.D65]+1" office:value-type="float" office:value="8">
            <text:p>8</text:p>
          </table:table-cell>
          <table:table-cell table:style-name="ce4" table:formula="of:=[.$I$47]-([.$I$47]/[.D66]+[.F66])" office:value-type="float" office:value="0.002127886875">
            <text:p>0.002128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6]+1" office:value-type="float" office:value="9">
            <text:p>9</text:p>
          </table:table-cell>
          <table:table-cell table:style-name="ce4" table:formula="of:=[.$I$47]-([.$I$47]/[.A67]+[.C67])" office:value-type="float" office:value="-0.00621688">
            <text:p>-0.006217</text:p>
          </table:table-cell>
          <table:table-cell table:style-name="ce4" table:formula="of:=[.$C$45]*[.A67]" office:value-type="float" office:value="0.0094446">
            <text:p>0.009445</text:p>
          </table:table-cell>
          <table:table-cell table:formula="of:=[.D66]+1" office:value-type="float" office:value="9">
            <text:p>9</text:p>
          </table:table-cell>
          <table:table-cell table:style-name="ce4" table:formula="of:=[.$I$47]-([.$I$47]/[.D67]+[.F67])" office:value-type="float" office:value="0.00217832">
            <text:p>0.002178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7]+1" office:value-type="float" office:value="10">
            <text:p>10</text:p>
          </table:table-cell>
          <table:table-cell table:style-name="ce4" table:formula="of:=[.$I$47]-([.$I$47]/[.A68]+[.C68])" office:value-type="float" office:value="-0.0072259335">
            <text:p>-0.007226</text:p>
          </table:table-cell>
          <table:table-cell table:style-name="ce4" table:formula="of:=[.$C$45]*[.A68]" office:value-type="float" office:value="0.010494">
            <text:p>0.010494</text:p>
          </table:table-cell>
          <table:table-cell table:formula="of:=[.D67]+1" office:value-type="float" office:value="10">
            <text:p>10</text:p>
          </table:table-cell>
          <table:table-cell table:style-name="ce4" table:formula="of:=[.$I$47]-([.$I$47]/[.D68]+[.F68])" office:value-type="float" office:value="0.0022186665">
            <text:p>0.002219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8]+1" office:value-type="float" office:value="11">
            <text:p>11</text:p>
          </table:table-cell>
          <table:table-cell table:style-name="ce4" table:formula="of:=[.$I$47]-([.$I$47]/[.A69]+[.C69])" office:value-type="float" office:value="-0.00824232272727273">
            <text:p>-0.008242</text:p>
          </table:table-cell>
          <table:table-cell table:style-name="ce4" table:formula="of:=[.$C$45]*[.A69]" office:value-type="float" office:value="0.0115434">
            <text:p>0.011543</text:p>
          </table:table-cell>
          <table:table-cell table:formula="of:=[.D68]+1" office:value-type="float" office:value="11">
            <text:p>11</text:p>
          </table:table-cell>
          <table:table-cell table:style-name="ce4" table:formula="of:=[.$I$47]-([.$I$47]/[.D69]+[.F69])" office:value-type="float" office:value="0.00225167727272727">
            <text:p>0.002252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69]+1" office:value-type="float" office:value="12">
            <text:p>12</text:p>
          </table:table-cell>
          <table:table-cell table:style-name="ce4" table:formula="of:=[.$I$47]-([.$I$47]/[.A70]+[.C70])" office:value-type="float" office:value="-0.00926421375">
            <text:p>-0.009264</text:p>
          </table:table-cell>
          <table:table-cell table:style-name="ce4" table:formula="of:=[.$C$45]*[.A70]" office:value-type="float" office:value="0.0125928">
            <text:p>0.012593</text:p>
          </table:table-cell>
          <table:table-cell table:formula="of:=[.D69]+1" office:value-type="float" office:value="12">
            <text:p>12</text:p>
          </table:table-cell>
          <table:table-cell table:style-name="ce4" table:formula="of:=[.$I$47]-([.$I$47]/[.D70]+[.F70])" office:value-type="float" office:value="0.00227918625">
            <text:p>0.002279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70]+1" office:value-type="float" office:value="13">
            <text:p>13</text:p>
          </table:table-cell>
          <table:table-cell table:style-name="ce4" table:formula="of:=[.$I$47]-([.$I$47]/[.A71]+[.C71])" office:value-type="float" office:value="-0.0102903369230769">
            <text:p>-0.010290</text:p>
          </table:table-cell>
          <table:table-cell table:style-name="ce4" table:formula="of:=[.$C$45]*[.A71]" office:value-type="float" office:value="0.0136422">
            <text:p>0.013642</text:p>
          </table:table-cell>
          <table:table-cell table:formula="of:=[.D70]+1" office:value-type="float" office:value="13">
            <text:p>13</text:p>
          </table:table-cell>
          <table:table-cell table:style-name="ce4" table:formula="of:=[.$I$47]-([.$I$47]/[.D71]+[.F71])" office:value-type="float" office:value="0.00230246307692308">
            <text:p>0.002302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71]+1" office:value-type="float" office:value="14">
            <text:p>14</text:p>
          </table:table-cell>
          <table:table-cell table:style-name="ce4" table:formula="of:=[.$I$47]-([.$I$47]/[.A72]+[.C72])" office:value-type="float" office:value="-0.0113197853571429">
            <text:p>-0.011320</text:p>
          </table:table-cell>
          <table:table-cell table:style-name="ce4" table:formula="of:=[.$C$45]*[.A72]" office:value-type="float" office:value="0.0146916">
            <text:p>0.014692</text:p>
          </table:table-cell>
          <table:table-cell table:formula="of:=[.D71]+1" office:value-type="float" office:value="14">
            <text:p>14</text:p>
          </table:table-cell>
          <table:table-cell table:style-name="ce4" table:formula="of:=[.$I$47]-([.$I$47]/[.D72]+[.F72])" office:value-type="float" office:value="0.00232241464285714">
            <text:p>0.002322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72]+1" office:value-type="float" office:value="15">
            <text:p>15</text:p>
          </table:table-cell>
          <table:table-cell table:style-name="ce4" table:formula="of:=[.$I$47]-([.$I$47]/[.A73]+[.C73])" office:value-type="float" office:value="-0.012351894">
            <text:p>-0.012352</text:p>
          </table:table-cell>
          <table:table-cell table:style-name="ce4" table:formula="of:=[.$C$45]*[.A73]" office:value-type="float" office:value="0.015741">
            <text:p>0.015741</text:p>
          </table:table-cell>
          <table:table-cell table:formula="of:=[.D72]+1" office:value-type="float" office:value="15">
            <text:p>15</text:p>
          </table:table-cell>
          <table:table-cell table:style-name="ce4" table:formula="of:=[.$I$47]-([.$I$47]/[.D73]+[.F73])" office:value-type="float" office:value="0.002339706">
            <text:p>0.002340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formula="of:=[.A73]+1" office:value-type="float" office:value="16">
            <text:p>16</text:p>
          </table:table-cell>
          <table:table-cell table:style-name="ce4" table:formula="of:=[.$I$47]-([.$I$47]/[.A74]+[.C74])" office:value-type="float" office:value="-0.0133861640625">
            <text:p>-0.013386</text:p>
          </table:table-cell>
          <table:table-cell table:style-name="ce4" table:formula="of:=[.$C$45]*[.A74]" office:value-type="float" office:value="0.0167904">
            <text:p>0.016790</text:p>
          </table:table-cell>
          <table:table-cell table:formula="of:=[.D73]+1" office:value-type="float" office:value="16">
            <text:p>16</text:p>
          </table:table-cell>
          <table:table-cell table:style-name="ce4" table:formula="of:=[.$I$47]-([.$I$47]/[.D74]+[.F74])" office:value-type="float" office:value="0.0023548359375">
            <text:p>0.002355</text:p>
          </table:table-cell>
          <table:table-cell table:style-name="ce4" table:formula="of:=[.$C$45]" office:value-type="float" office:value="0.0010494">
            <text:p>0.001049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Serial is no good. (Bad times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What is theoretical maximum average decrease possible with parallel memcpys?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 office:value-type="string">
            <text:p>lim (n-&gt;inf) avg_iter – (avg_iter/n + swap_time)</text:p>
          </table:table-cell>
          <table:table-cell table:number-columns-repeated="12"/>
        </table:table-row>
        <table:table-row table:style-name="ro2">
          <table:table-cell office:value-type="string">
            <text:p>Parallel is bounded above by:</text:p>
          </table:table-cell>
          <table:table-cell table:number-columns-repeated="2"/>
          <table:table-cell table:style-name="ce4" table:formula="of:=[.$I$47]-[.$C$45]" office:value-type="float" office:value="0.002581785">
            <text:p>0.002582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Assume that each iteration is reduced by this. Let's find the maximum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 table:style-name="ce1" office:value-type="string">
            <text:p>possible speedup using an infinite number of GPUs.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'MultiGPU Speedup Formulation'.N107" table:end-x="0.7618in" table:end-y="0.1543in" draw:z-index="2" draw:style-name="gr1" svg:width="6.0697in" svg:height="4.0862in" svg:x="0.0264in" svg:y="0.1417in">
              <draw:object draw:notify-on-update-of-ranges="'MultiGPU Speedup Formulation'.A91:'MultiGPU Speedup Formulation'.A105 'MultiGPU Speedup Formulation'.E90:'MultiGPU Speedup Formulation'.E90 'MultiGPU Speedup Formulation'.E91:'MultiGPU Speedup Formulation'.E10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string">
            <text:p>avg iter</text:p>
          </table:table-cell>
          <table:table-cell office:value-type="string">
            <text:p>avg decrease</text:p>
          </table:table-cell>
          <table:table-cell office:value-type="string">
            <text:p>iterations</text:p>
          </table:table-cell>
          <table:table-cell office:value-type="string">
            <text:p>new total</text:p>
          </table:table-cell>
          <table:table-cell office:value-type="string">
            <text:p>old total</text:p>
          </table:table-cell>
          <table:table-cell office:value-type="string">
            <text:p>speedup</text:p>
          </table:table-cell>
          <table:table-cell table:number-columns-repeated="7"/>
        </table:table-row>
        <table:table-row table:style-name="ro2">
          <table:table-cell table:style-name="ce4" table:formula="of:=[.I47]" office:value-type="float" office:value="0.003631185">
            <text:p>0.003631</text:p>
          </table:table-cell>
          <table:table-cell table:style-name="ce4" table:formula="of:=[.D80]" office:value-type="float" office:value="0.002581785">
            <text:p>0.002582</text:p>
          </table:table-cell>
          <table:table-cell office:value-type="float" office:value="1000">
            <text:p>1000</text:p>
          </table:table-cell>
          <table:table-cell table:style-name="ce4" table:formula="of:=([.A86]-[.B86])*[.C86]" office:value-type="float" office:value="1.0494">
            <text:p>1.049400</text:p>
          </table:table-cell>
          <table:table-cell table:style-name="ce4" table:formula="of:=[.J47]" office:value-type="float" office:value="3.631185">
            <text:p>3.631185</text:p>
          </table:table-cell>
          <table:table-cell table:style-name="ce9" table:formula="of:=[.E86]/[.D86]" office:value-type="float" office:value="3.4602487135506">
            <text:p>3.46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>
            <text:p>What about other GPU counts?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 table:style-name="ce1" office:value-type="string">
            <text:p>Speedups according to parallel memcpys from device-to-host-to-device</text:p>
          </table:table-cell>
          <table:table-cell table:style-name="ce1" table:number-columns-repeated="5"/>
          <table:table-cell table:number-columns-repeated="7"/>
        </table:table-row>
        <table:table-row table:style-name="ro2">
          <table:table-cell/>
          <table:table-cell office:value-type="string">
            <text:p>avg iter</text:p>
          </table:table-cell>
          <table:table-cell office:value-type="string">
            <text:p>avg decrease</text:p>
          </table:table-cell>
          <table:table-cell office:value-type="string">
            <text:p>new avg iter</text:p>
          </table:table-cell>
          <table:table-cell office:value-type="string">
            <text:p>speedup</text:p>
          </table:table-cell>
          <table:table-cell table:number-columns-repeated="8"/>
        </table:table-row>
        <table:table-row table:style-name="ro2">
          <table:table-cell table:formula="of:=[.A60]" office:value-type="float" office:value="2">
            <text:p>2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0]" office:value-type="float" office:value="0.0007661925">
            <text:p>0.000766</text:p>
          </table:table-cell>
          <table:table-cell table:style-name="ce4" table:formula="of:=[.B91]-[.C91]" office:value-type="float" office:value="0.0028649925">
            <text:p>0.002865</text:p>
          </table:table-cell>
          <table:table-cell table:style-name="ce7" table:formula="of:=[.B91]/[.D91]" office:value-type="float" office:value="1.26743263725821">
            <text:p>1.27</text:p>
          </table:table-cell>
          <table:table-cell table:number-columns-repeated="8"/>
        </table:table-row>
        <table:table-row table:style-name="ro2">
          <table:table-cell table:formula="of:=[.A61]" office:value-type="float" office:value="3">
            <text:p>3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1]" office:value-type="float" office:value="0.00137139">
            <text:p>0.001371</text:p>
          </table:table-cell>
          <table:table-cell table:style-name="ce4" table:formula="of:=[.B92]-[.C92]" office:value-type="float" office:value="0.002259795">
            <text:p>0.002260</text:p>
          </table:table-cell>
          <table:table-cell table:style-name="ce7" table:formula="of:=[.B92]/[.D92]" office:value-type="float" office:value="1.60686478198244">
            <text:p>1.61</text:p>
          </table:table-cell>
          <table:table-cell table:number-columns-repeated="8"/>
        </table:table-row>
        <table:table-row table:style-name="ro2">
          <table:table-cell table:style-name="ce3" table:formula="of:=[.A62]" office:value-type="float" office:value="4">
            <text:p>4</text:p>
          </table:table-cell>
          <table:table-cell table:style-name="ce5" table:formula="of:=[.$I$47]" office:value-type="float" office:value="0.003631185">
            <text:p>0.003631</text:p>
          </table:table-cell>
          <table:table-cell table:style-name="ce5" table:formula="of:=[.E62]" office:value-type="float" office:value="0.00167398875">
            <text:p>0.001674</text:p>
          </table:table-cell>
          <table:table-cell table:style-name="ce5" table:formula="of:=[.B93]-[.C93]" office:value-type="float" office:value="0.00195719625">
            <text:p>0.001957</text:p>
          </table:table-cell>
          <table:table-cell table:style-name="ce8" table:formula="of:=[.B93]/[.D93]" office:value-type="float" office:value="1.85529938553684">
            <text:p>1.86</text:p>
          </table:table-cell>
          <table:table-cell table:number-columns-repeated="8"/>
        </table:table-row>
        <table:table-row table:style-name="ro2">
          <table:table-cell table:formula="of:=[.A63]" office:value-type="float" office:value="5">
            <text:p>5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3]" office:value-type="float" office:value="0.001855548">
            <text:p>0.001856</text:p>
          </table:table-cell>
          <table:table-cell table:style-name="ce4" table:formula="of:=[.B94]-[.C94]" office:value-type="float" office:value="0.001775637">
            <text:p>0.001776</text:p>
          </table:table-cell>
          <table:table-cell table:style-name="ce7" table:formula="of:=[.B94]/[.D94]" office:value-type="float" office:value="2.04500413091189">
            <text:p>2.05</text:p>
          </table:table-cell>
          <table:table-cell table:number-columns-repeated="8"/>
        </table:table-row>
        <table:table-row table:style-name="ro2">
          <table:table-cell table:formula="of:=[.A64]" office:value-type="float" office:value="6">
            <text:p>6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4]" office:value-type="float" office:value="0.0019765875">
            <text:p>0.001977</text:p>
          </table:table-cell>
          <table:table-cell table:style-name="ce4" table:formula="of:=[.B95]-[.C95]" office:value-type="float" office:value="0.0016545975">
            <text:p>0.001655</text:p>
          </table:table-cell>
          <table:table-cell table:style-name="ce7" table:formula="of:=[.B95]/[.D95]" office:value-type="float" office:value="2.19460321921192">
            <text:p>2.19</text:p>
          </table:table-cell>
          <table:table-cell table:number-columns-repeated="8"/>
        </table:table-row>
        <table:table-row table:style-name="ro2">
          <table:table-cell table:formula="of:=[.A65]" office:value-type="float" office:value="7">
            <text:p>7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5]" office:value-type="float" office:value="0.00206304428571429">
            <text:p>0.002063</text:p>
          </table:table-cell>
          <table:table-cell table:style-name="ce4" table:formula="of:=[.B96]-[.C96]" office:value-type="float" office:value="0.00156814071428571">
            <text:p>0.001568</text:p>
          </table:table-cell>
          <table:table-cell table:style-name="ce7" table:formula="of:=[.B96]/[.D96]" office:value-type="float" office:value="2.31559895545088">
            <text:p>2.32</text:p>
          </table:table-cell>
          <table:table-cell table:number-columns-repeated="8"/>
        </table:table-row>
        <table:table-row table:style-name="ro2">
          <table:table-cell table:formula="of:=[.A66]" office:value-type="float" office:value="8">
            <text:p>8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6]" office:value-type="float" office:value="0.002127886875">
            <text:p>0.002128</text:p>
          </table:table-cell>
          <table:table-cell table:style-name="ce4" table:formula="of:=[.B97]-[.C97]" office:value-type="float" office:value="0.001503298125">
            <text:p>0.001503</text:p>
          </table:table-cell>
          <table:table-cell table:style-name="ce7" table:formula="of:=[.B97]/[.D97]" office:value-type="float" office:value="2.41547896562433">
            <text:p>2.42</text:p>
          </table:table-cell>
          <table:table-cell table:number-columns-repeated="8"/>
        </table:table-row>
        <table:table-row table:style-name="ro2">
          <table:table-cell table:formula="of:=[.A67]" office:value-type="float" office:value="9">
            <text:p>9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7]" office:value-type="float" office:value="0.00217832">
            <text:p>0.002178</text:p>
          </table:table-cell>
          <table:table-cell table:style-name="ce4" table:formula="of:=[.B98]-[.C98]" office:value-type="float" office:value="0.001452865">
            <text:p>0.001453</text:p>
          </table:table-cell>
          <table:table-cell table:style-name="ce7" table:formula="of:=[.B98]/[.D98]" office:value-type="float" office:value="2.49932719144587">
            <text:p>2.50</text:p>
          </table:table-cell>
          <table:table-cell table:number-columns-repeated="8"/>
        </table:table-row>
        <table:table-row table:style-name="ro2">
          <table:table-cell table:formula="of:=[.A68]" office:value-type="float" office:value="10">
            <text:p>10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8]" office:value-type="float" office:value="0.0022186665">
            <text:p>0.002219</text:p>
          </table:table-cell>
          <table:table-cell table:style-name="ce4" table:formula="of:=[.B99]-[.C99]" office:value-type="float" office:value="0.0014125185">
            <text:p>0.001413</text:p>
          </table:table-cell>
          <table:table-cell table:style-name="ce7" table:formula="of:=[.B99]/[.D99]" office:value-type="float" office:value="2.57071677291306">
            <text:p>2.57</text:p>
          </table:table-cell>
          <table:table-cell table:number-columns-repeated="8"/>
        </table:table-row>
        <table:table-row table:style-name="ro2">
          <table:table-cell table:formula="of:=[.A69]" office:value-type="float" office:value="11">
            <text:p>11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69]" office:value-type="float" office:value="0.00225167727272727">
            <text:p>0.002252</text:p>
          </table:table-cell>
          <table:table-cell table:style-name="ce4" table:formula="of:=[.B100]-[.C100]" office:value-type="float" office:value="0.00137950772727273">
            <text:p>0.001380</text:p>
          </table:table-cell>
          <table:table-cell table:style-name="ce7" table:formula="of:=[.B100]/[.D100]" office:value-type="float" office:value="2.63223244655455">
            <text:p>2.63</text:p>
          </table:table-cell>
          <table:table-cell table:number-columns-repeated="8"/>
        </table:table-row>
        <table:table-row table:style-name="ro2">
          <table:table-cell table:formula="of:=[.A70]" office:value-type="float" office:value="12">
            <text:p>12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70]" office:value-type="float" office:value="0.00227918625">
            <text:p>0.002279</text:p>
          </table:table-cell>
          <table:table-cell table:style-name="ce4" table:formula="of:=[.B101]-[.C101]" office:value-type="float" office:value="0.00135199875">
            <text:p>0.001352</text:p>
          </table:table-cell>
          <table:table-cell table:style-name="ce7" table:formula="of:=[.B101]/[.D101]" office:value-type="float" office:value="2.68579020505751">
            <text:p>2.69</text:p>
          </table:table-cell>
          <table:table-cell table:number-columns-repeated="8"/>
        </table:table-row>
        <table:table-row table:style-name="ro2">
          <table:table-cell table:formula="of:=[.A71]" office:value-type="float" office:value="13">
            <text:p>13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71]" office:value-type="float" office:value="0.00230246307692308">
            <text:p>0.002302</text:p>
          </table:table-cell>
          <table:table-cell table:style-name="ce4" table:formula="of:=[.B102]-[.C102]" office:value-type="float" office:value="0.00132872192307692">
            <text:p>0.001329</text:p>
          </table:table-cell>
          <table:table-cell table:style-name="ce7" table:formula="of:=[.B102]/[.D102]" office:value-type="float" office:value="2.73284043631286">
            <text:p>2.73</text:p>
          </table:table-cell>
          <table:table-cell table:number-columns-repeated="8"/>
        </table:table-row>
        <table:table-row table:style-name="ro2">
          <table:table-cell table:formula="of:=[.A72]" office:value-type="float" office:value="14">
            <text:p>14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72]" office:value-type="float" office:value="0.00232241464285714">
            <text:p>0.002322</text:p>
          </table:table-cell>
          <table:table-cell table:style-name="ce4" table:formula="of:=[.B103]-[.C103]" office:value-type="float" office:value="0.00130877035714286">
            <text:p>0.001309</text:p>
          </table:table-cell>
          <table:table-cell table:style-name="ce7" table:formula="of:=[.B103]/[.D103]" office:value-type="float" office:value="2.77450125622278">
            <text:p>2.77</text:p>
          </table:table-cell>
          <table:table-cell table:number-columns-repeated="8"/>
        </table:table-row>
        <table:table-row table:style-name="ro2">
          <table:table-cell table:formula="of:=[.A73]" office:value-type="float" office:value="15">
            <text:p>15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73]" office:value-type="float" office:value="0.002339706">
            <text:p>0.002340</text:p>
          </table:table-cell>
          <table:table-cell table:style-name="ce4" table:formula="of:=[.B104]-[.C104]" office:value-type="float" office:value="0.001291479">
            <text:p>0.001291</text:p>
          </table:table-cell>
          <table:table-cell table:style-name="ce7" table:formula="of:=[.B104]/[.D104]" office:value-type="float" office:value="2.81164850531832">
            <text:p>2.81</text:p>
          </table:table-cell>
          <table:table-cell table:number-columns-repeated="8"/>
        </table:table-row>
        <table:table-row table:style-name="ro2">
          <table:table-cell table:formula="of:=[.A74]" office:value-type="float" office:value="16">
            <text:p>16</text:p>
          </table:table-cell>
          <table:table-cell table:style-name="ce4" table:formula="of:=[.$I$47]" office:value-type="float" office:value="0.003631185">
            <text:p>0.003631</text:p>
          </table:table-cell>
          <table:table-cell table:style-name="ce4" table:formula="of:=[.E74]" office:value-type="float" office:value="0.0023548359375">
            <text:p>0.002355</text:p>
          </table:table-cell>
          <table:table-cell table:style-name="ce4" table:formula="of:=[.B105]-[.C105]" office:value-type="float" office:value="0.0012763490625">
            <text:p>0.001276</text:p>
          </table:table-cell>
          <table:table-cell table:style-name="ce7" table:formula="of:=[.B105]/[.D105]" office:value-type="float" office:value="2.84497799754524">
            <text:p>2.84</text:p>
          </table:table-cell>
          <table:table-cell table:number-columns-repeated="8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style-name="ce1" office:value-type="string">
            <text:p>With further investigation, using a program stripped to only handle swapping, timings were found for transferring 3 slices of 256x256.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>
            <text:p>Some times for a swap from device to host to device are listed below.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>
            <text:p>Lots of missing information here, but not fast enough to see speed ups.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/>
          <table:table-cell office:value-type="string">
            <text:p>cudaMemcpy</text:p>
          </table:table-cell>
          <table:table-cell/>
          <table:table-cell office:value-type="string">
            <text:p>cudaMemcpyAsync</text:p>
          </table:table-cell>
          <table:table-cell table:number-columns-repeated="9"/>
        </table:table-row>
        <table:table-row table:style-name="ro2">
          <table:table-cell office:value-type="string">
            <text:p>GPUs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run1</text:p>
          </table:table-cell>
          <table:table-cell table:style-name="ce6" office:value-type="float" office:value="0.007114">
            <text:p>0.007114</text:p>
          </table:table-cell>
          <table:table-cell/>
          <table:table-cell office:value-type="string">
            <text:p>?</text:p>
          </table:table-cell>
          <table:table-cell table:number-columns-repeated="9"/>
        </table:table-row>
        <table:table-row table:style-name="ro3">
          <table:table-cell office:value-type="string">
            <text:p>run2</text:p>
          </table:table-cell>
          <table:table-cell table:style-name="ce6" office:value-type="float" office:value="0.007175">
            <text:p>0.007175</text:p>
          </table:table-cell>
          <table:table-cell table:number-columns-repeated="11"/>
        </table:table-row>
        <table:table-row table:style-name="ro3">
          <table:table-cell office:value-type="string">
            <text:p>run3</text:p>
          </table:table-cell>
          <table:table-cell table:style-name="ce6" office:value-type="float" office:value="0.00722">
            <text:p>0.007220</text:p>
          </table:table-cell>
          <table:table-cell table:number-columns-repeated="11"/>
        </table:table-row>
        <table:table-row table:style-name="ro3">
          <table:table-cell office:value-type="string">
            <text:p>run4</text:p>
          </table:table-cell>
          <table:table-cell table:style-name="ce6" office:value-type="float" office:value="0.007086">
            <text:p>0.007086</text:p>
          </table:table-cell>
          <table:table-cell table:number-columns-repeated="11"/>
        </table:table-row>
        <table:table-row table:style-name="ro3">
          <table:table-cell office:value-type="string">
            <text:p>run5</text:p>
          </table:table-cell>
          <table:table-cell table:style-name="ce6" office:value-type="float" office:value="0.007094">
            <text:p>0.007094</text:p>
          </table:table-cell>
          <table:table-cell table:number-columns-repeated="11"/>
        </table:table-row>
        <table:table-row table:style-name="ro3">
          <table:table-cell office:value-type="string">
            <text:p>run6</text:p>
          </table:table-cell>
          <table:table-cell table:style-name="ce6" office:value-type="float" office:value="0.007167">
            <text:p>0.007167</text:p>
          </table:table-cell>
          <table:table-cell table:number-columns-repeated="11"/>
        </table:table-row>
        <table:table-row table:style-name="ro3">
          <table:table-cell office:value-type="string">
            <text:p>run7</text:p>
          </table:table-cell>
          <table:table-cell table:style-name="ce6" office:value-type="float" office:value="0.00725">
            <text:p>0.007250</text:p>
          </table:table-cell>
          <table:table-cell table:number-columns-repeated="11"/>
        </table:table-row>
        <table:table-row table:style-name="ro3">
          <table:table-cell office:value-type="string">
            <text:p>run8</text:p>
          </table:table-cell>
          <table:table-cell table:style-name="ce6" office:value-type="float" office:value="0.007121">
            <text:p>0.007121</text:p>
          </table:table-cell>
          <table:table-cell table:number-columns-repeated="11"/>
        </table:table-row>
        <table:table-row table:style-name="ro2">
          <table:table-cell office:value-type="string">
            <text:p>average</text:p>
          </table:table-cell>
          <table:table-cell table:style-name="ce4" table:formula="of:=AVERAGE([.B116:.B123])" office:value-type="float" office:value="0.007153375">
            <text:p>0.007153</text:p>
          </table:table-cell>
          <table:table-cell table:number-columns-repeated="11"/>
        </table:table-row>
      </table:table>
      <table:table table:name="Max Swap Tim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2">
          <table:table-cell table:style-name="ce1" office:value-type="string">
            <text:p>What swap times are needed to make multiple GPUs faster than a single GPU?</text:p>
          </table:table-cell>
          <table:table-cell table:style-name="ce1" table:number-columns-repeated="5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Below is the break even swap times for a 256x256x21 domain assuming linear </text:p>
          </table:table-cell>
          <table:table-cell table:style-name="ce1" table:number-columns-repeated="5"/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speed up of calculations using multiple GPUs. (6/3/2009)</text:p>
          </table:table-cell>
          <table:table-cell table:style-name="ce1" table:number-columns-repeated="5"/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office:value-type="string">
            <text:p>From notes: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office:value-type="string">
            <text:p>sp &lt; I(1 – 1/p)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office:value-type="string">
            <text:p>256x256x21 Domain</text:p>
          </table:table-cell>
          <table:table-cell table:style-name="Default"/>
          <table:table-cell table:number-columns-repeated="6"/>
          <table:table-cell table:style-name="Default"/>
          <table:table-cell/>
          <table:table-cell office:value-type="string">
            <text:p>iterations</text:p>
          </table:table-cell>
          <table:table-cell table:number-columns-repeated="3"/>
        </table:table-row>
        <table:table-row table:style-name="ro2">
          <table:table-cell office:value-type="string">
            <text:p>(I) average iteration</text:p>
          </table:table-cell>
          <table:table-cell table:style-name="Default"/>
          <table:table-cell table:number-columns-repeated="2"/>
          <table:table-cell office:value-type="string">
            <text:p>(sp) swap time for p processors</text:p>
          </table:table-cell>
          <table:table-cell table:number-columns-repeated="3"/>
          <table:table-cell table:style-name="Default"/>
          <table:table-cell/>
          <table:table-cell office:value-type="float" office:value="100">
            <text:p>100</text:p>
          </table:table-cell>
          <table:table-cell table:number-columns-repeated="3"/>
        </table:table-row>
        <table:table-row table:style-name="ro2">
          <table:table-cell table:style-name="ce4" table:formula="of:=['MultiGPU Speedup Formulation'.I47]" office:value-type="float" office:value="0.003631185">
            <text:p>0.003631</text:p>
          </table:table-cell>
          <table:table-cell table:style-name="Default"/>
          <table:table-cell table:number-columns-repeated="2"/>
          <table:table-cell table:formula="of:=MIN([.E14:.E29])" office:value-type="float" office:value="0">
            <text:p>0</text:p>
          </table:table-cell>
          <table:table-cell table:number-columns-repeated="3"/>
          <table:table-cell table:style-name="Default"/>
          <table:table-cell/>
          <table:table-cell office:value-type="string">
            <text:p>serial time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  <table:table-cell/>
          <table:table-cell table:formula="of:=[.$K$10]*[.$A$11]" office:value-type="float" office:value="0.3631185">
            <text:p>0.36</text:p>
          </table:table-cell>
          <table:table-cell table:number-columns-repeated="3"/>
        </table:table-row>
        <table:table-row table:style-name="ro2">
          <table:table-cell office:value-type="string">
            <text:p>p</text:p>
          </table:table-cell>
          <table:table-cell table:style-name="Default" office:value-type="string">
            <text:p>I(1-1/p)</text:p>
          </table:table-cell>
          <table:table-cell table:number-columns-repeated="2"/>
          <table:table-cell office:value-type="string">
            <text:p>sp</text:p>
          </table:table-cell>
          <table:table-cell office:value-type="string">
            <text:p>p</text:p>
          </table:table-cell>
          <table:table-cell office:value-type="string">
            <text:p>date</text:p>
          </table:table-cell>
          <table:table-cell/>
          <table:table-cell table:style-name="Default" office:value-type="string">
            <text:p>H → D → H</text:p>
          </table:table-cell>
          <table:table-cell office:value-type="string">
            <text:p>speedup</text:p>
          </table:table-cell>
          <table:table-cell office:value-type="string">
            <text:p>timesaved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formula="of:=[.$A$11]*(1-1/[.A14])" office:value-type="float" office:value="0">
            <text:p>0.000000</text:p>
          </table:table-cell>
          <table:table-cell table:number-columns-repeated="6"/>
          <table:table-cell table:formula="of:=['MultiGPU Speedup Formulation'.K30]" office:value-type="float" office:value="0.001372">
            <text:p>0.001372</text:p>
          </table:table-cell>
          <table:table-cell table:formula="of:=1/(1/[.A14]+[.I14]/[.$A$11])" office:value-type="float" office:value="0.725774681527867">
            <text:p>0.73</text:p>
          </table:table-cell>
          <table:table-cell table:formula="of:=[.$K$10]*([.B14]-[.I14])" office:value-type="float" office:value="-0.1372">
            <text:p>-0.14</text:p>
          </table:table-cell>
          <table:table-cell table:number-columns-repeated="3"/>
        </table:table-row>
        <table:table-row table:style-name="ro2">
          <table:table-cell table:formula="of:=[.A14]+1" office:value-type="float" office:value="2">
            <text:p>2</text:p>
          </table:table-cell>
          <table:table-cell table:formula="of:=[.$A$11]*(1-1/[.A15])" office:value-type="float" office:value="0.0018155925">
            <text:p>0.001816</text:p>
          </table:table-cell>
          <table:table-cell table:number-columns-repeated="6"/>
          <table:table-cell table:formula="of:=[.I14]" office:value-type="float" office:value="0.001372">
            <text:p>0.001372</text:p>
          </table:table-cell>
          <table:table-cell table:formula="of:=1/(1/[.A15]+[.I15]/[.$A$11])" office:value-type="float" office:value="1.13916223607629">
            <text:p>1.14</text:p>
          </table:table-cell>
          <table:table-cell table:formula="of:=[.$K$10]*([.B15]-[.I15])" office:value-type="float" office:value="0.04435925">
            <text:p>0.04</text:p>
          </table:table-cell>
          <table:table-cell table:number-columns-repeated="3"/>
        </table:table-row>
        <table:table-row table:style-name="ro2">
          <table:table-cell table:formula="of:=[.A15]+1" office:value-type="float" office:value="3">
            <text:p>3</text:p>
          </table:table-cell>
          <table:table-cell table:formula="of:=[.$A$11]*(1-1/[.A16])" office:value-type="float" office:value="0.00242079">
            <text:p>0.002421</text:p>
          </table:table-cell>
          <table:table-cell table:number-columns-repeated="6"/>
          <table:table-cell table:formula="of:=[.I15]" office:value-type="float" office:value="0.001372">
            <text:p>0.001372</text:p>
          </table:table-cell>
          <table:table-cell table:formula="of:=1/(1/[.A16]+[.I16]/[.$A$11])" office:value-type="float" office:value="1.40613074297309">
            <text:p>1.41</text:p>
          </table:table-cell>
          <table:table-cell table:formula="of:=[.$K$10]*([.B16]-[.I16])" office:value-type="float" office:value="0.104879">
            <text:p>0.1</text:p>
          </table:table-cell>
          <table:table-cell table:number-columns-repeated="3"/>
        </table:table-row>
        <table:table-row table:style-name="ro2">
          <table:table-cell table:formula="of:=[.A16]+1" office:value-type="float" office:value="4">
            <text:p>4</text:p>
          </table:table-cell>
          <table:table-cell table:formula="of:=[.$A$11]*(1-1/[.A17])" office:value-type="float" office:value="0.00272338875">
            <text:p>0.002723</text:p>
          </table:table-cell>
          <table:table-cell table:number-columns-repeated="6"/>
          <table:table-cell table:formula="of:=[.I16]" office:value-type="float" office:value="0.001372">
            <text:p>0.001372</text:p>
          </table:table-cell>
          <table:table-cell table:formula="of:=1/(1/[.A17]+[.I17]/[.$A$11])" office:value-type="float" office:value="1.59276733611611">
            <text:p>1.59</text:p>
          </table:table-cell>
          <table:table-cell table:formula="of:=[.$K$10]*([.B17]-[.I17])" office:value-type="float" office:value="0.135138875">
            <text:p>0.14</text:p>
          </table:table-cell>
          <table:table-cell table:number-columns-repeated="3"/>
        </table:table-row>
        <table:table-row table:style-name="ro2">
          <table:table-cell table:formula="of:=[.A17]+1" office:value-type="float" office:value="5">
            <text:p>5</text:p>
          </table:table-cell>
          <table:table-cell table:formula="of:=[.$A$11]*(1-1/[.A18])" office:value-type="float" office:value="0.002904948">
            <text:p>0.002905</text:p>
          </table:table-cell>
          <table:table-cell table:number-columns-repeated="6"/>
          <table:table-cell table:formula="of:=[.I17]" office:value-type="float" office:value="0.001372">
            <text:p>0.001372</text:p>
          </table:table-cell>
          <table:table-cell table:formula="of:=1/(1/[.A18]+[.I18]/[.$A$11])" office:value-type="float" office:value="1.73058858460698">
            <text:p>1.73</text:p>
          </table:table-cell>
          <table:table-cell table:formula="of:=[.$K$10]*([.B18]-[.I18])" office:value-type="float" office:value="0.1532948">
            <text:p>0.15</text:p>
          </table:table-cell>
          <table:table-cell table:number-columns-repeated="3"/>
        </table:table-row>
        <table:table-row table:style-name="ro2">
          <table:table-cell table:formula="of:=[.A18]+1" office:value-type="float" office:value="6">
            <text:p>6</text:p>
          </table:table-cell>
          <table:table-cell table:formula="of:=[.$A$11]*(1-1/[.A19])" office:value-type="float" office:value="0.0030259875">
            <text:p>0.003026</text:p>
          </table:table-cell>
          <table:table-cell table:number-columns-repeated="6"/>
          <table:table-cell table:formula="of:=[.I18]" office:value-type="float" office:value="0.001372">
            <text:p>0.001372</text:p>
          </table:table-cell>
          <table:table-cell table:formula="of:=1/(1/[.A19]+[.I19]/[.$A$11])" office:value-type="float" office:value="1.83653125193614">
            <text:p>1.84</text:p>
          </table:table-cell>
          <table:table-cell table:formula="of:=[.$K$10]*([.B19]-[.I19])" office:value-type="float" office:value="0.16539875">
            <text:p>0.17</text:p>
          </table:table-cell>
          <table:table-cell table:number-columns-repeated="3"/>
        </table:table-row>
        <table:table-row table:style-name="ro2">
          <table:table-cell table:formula="of:=[.A19]+1" office:value-type="float" office:value="7">
            <text:p>7</text:p>
          </table:table-cell>
          <table:table-cell table:formula="of:=[.$A$11]*(1-1/[.A20])" office:value-type="float" office:value="0.00311244428571429">
            <text:p>0.003112</text:p>
          </table:table-cell>
          <table:table-cell table:number-columns-repeated="6"/>
          <table:table-cell table:formula="of:=[.I19]" office:value-type="float" office:value="0.001372">
            <text:p>0.001372</text:p>
          </table:table-cell>
          <table:table-cell table:formula="of:=1/(1/[.A20]+[.I20]/[.$A$11])" office:value-type="float" office:value="1.92050923353168">
            <text:p>1.92</text:p>
          </table:table-cell>
          <table:table-cell table:formula="of:=[.$K$10]*([.B20]-[.I20])" office:value-type="float" office:value="0.174044428571429">
            <text:p>0.17</text:p>
          </table:table-cell>
          <table:table-cell table:number-columns-repeated="3"/>
        </table:table-row>
        <table:table-row table:style-name="ro2">
          <table:table-cell table:formula="of:=[.A20]+1" office:value-type="float" office:value="8">
            <text:p>8</text:p>
          </table:table-cell>
          <table:table-cell table:formula="of:=[.$A$11]*(1-1/[.A21])" office:value-type="float" office:value="0.003177286875">
            <text:p>0.003177</text:p>
          </table:table-cell>
          <table:table-cell table:number-columns-repeated="6"/>
          <table:table-cell table:formula="of:=[.I20]" office:value-type="float" office:value="0.001372">
            <text:p>0.001372</text:p>
          </table:table-cell>
          <table:table-cell table:formula="of:=1/(1/[.A21]+[.I21]/[.$A$11])" office:value-type="float" office:value="1.98871171960922">
            <text:p>1.99</text:p>
          </table:table-cell>
          <table:table-cell table:formula="of:=[.$K$10]*([.B21]-[.I21])" office:value-type="float" office:value="0.1805286875">
            <text:p>0.18</text:p>
          </table:table-cell>
          <table:table-cell table:number-columns-repeated="3"/>
        </table:table-row>
        <table:table-row table:style-name="ro2">
          <table:table-cell table:formula="of:=[.A21]+1" office:value-type="float" office:value="9">
            <text:p>9</text:p>
          </table:table-cell>
          <table:table-cell table:formula="of:=[.$A$11]*(1-1/[.A22])" office:value-type="float" office:value="0.00322772">
            <text:p>0.003228</text:p>
          </table:table-cell>
          <table:table-cell table:number-columns-repeated="6"/>
          <table:table-cell table:formula="of:=[.I21]" office:value-type="float" office:value="0.001372">
            <text:p>0.001372</text:p>
          </table:table-cell>
          <table:table-cell table:formula="of:=1/(1/[.A22]+[.I22]/[.$A$11])" office:value-type="float" office:value="2.04520224279273">
            <text:p>2.05</text:p>
          </table:table-cell>
          <table:table-cell table:formula="of:=[.$K$10]*([.B22]-[.I22])" office:value-type="float" office:value="0.185572">
            <text:p>0.19</text:p>
          </table:table-cell>
          <table:table-cell table:number-columns-repeated="3"/>
        </table:table-row>
        <table:table-row table:style-name="ro2">
          <table:table-cell table:formula="of:=[.A22]+1" office:value-type="float" office:value="10">
            <text:p>10</text:p>
          </table:table-cell>
          <table:table-cell table:formula="of:=[.$A$11]*(1-1/[.A23])" office:value-type="float" office:value="0.0032680665">
            <text:p>0.003268</text:p>
          </table:table-cell>
          <table:table-cell table:number-columns-repeated="6"/>
          <table:table-cell table:formula="of:=[.I22]" office:value-type="float" office:value="0.001372">
            <text:p>0.001372</text:p>
          </table:table-cell>
          <table:table-cell table:formula="of:=1/(1/[.A23]+[.I23]/[.$A$11])" office:value-type="float" office:value="2.09275908244884">
            <text:p>2.09</text:p>
          </table:table-cell>
          <table:table-cell table:formula="of:=[.$K$10]*([.B23]-[.I23])" office:value-type="float" office:value="0.18960665">
            <text:p>0.19</text:p>
          </table:table-cell>
          <table:table-cell table:number-columns-repeated="3"/>
        </table:table-row>
        <table:table-row table:style-name="ro2">
          <table:table-cell table:formula="of:=[.A23]+1" office:value-type="float" office:value="11">
            <text:p>11</text:p>
          </table:table-cell>
          <table:table-cell table:formula="of:=[.$A$11]*(1-1/[.A24])" office:value-type="float" office:value="0.00330107727272727">
            <text:p>0.003301</text:p>
          </table:table-cell>
          <table:table-cell table:number-columns-repeated="6"/>
          <table:table-cell table:formula="of:=[.I23]" office:value-type="float" office:value="0.001372">
            <text:p>0.001372</text:p>
          </table:table-cell>
          <table:table-cell table:formula="of:=1/(1/[.A24]+[.I24]/[.$A$11])" office:value-type="float" office:value="2.1333461694685">
            <text:p>2.13</text:p>
          </table:table-cell>
          <table:table-cell table:formula="of:=[.$K$10]*([.B24]-[.I24])" office:value-type="float" office:value="0.192907727272727">
            <text:p>0.19</text:p>
          </table:table-cell>
          <table:table-cell table:number-columns-repeated="3"/>
        </table:table-row>
        <table:table-row table:style-name="ro2">
          <table:table-cell table:formula="of:=[.A24]+1" office:value-type="float" office:value="12">
            <text:p>12</text:p>
          </table:table-cell>
          <table:table-cell table:formula="of:=[.$A$11]*(1-1/[.A25])" office:value-type="float" office:value="0.00332858625">
            <text:p>0.003329</text:p>
          </table:table-cell>
          <table:table-cell table:number-columns-repeated="6"/>
          <table:table-cell table:formula="of:=[.I24]" office:value-type="float" office:value="0.001372">
            <text:p>0.001372</text:p>
          </table:table-cell>
          <table:table-cell table:formula="of:=1/(1/[.A25]+[.I25]/[.$A$11])" office:value-type="float" office:value="2.16839108473">
            <text:p>2.17</text:p>
          </table:table-cell>
          <table:table-cell table:formula="of:=[.$K$10]*([.B25]-[.I25])" office:value-type="float" office:value="0.195658625">
            <text:p>0.2</text:p>
          </table:table-cell>
          <table:table-cell table:number-columns-repeated="3"/>
        </table:table-row>
        <table:table-row table:style-name="ro2">
          <table:table-cell table:formula="of:=[.A25]+1" office:value-type="float" office:value="13">
            <text:p>13</text:p>
          </table:table-cell>
          <table:table-cell table:formula="of:=[.$A$11]*(1-1/[.A26])" office:value-type="float" office:value="0.00335186307692308">
            <text:p>0.003352</text:p>
          </table:table-cell>
          <table:table-cell table:number-columns-repeated="6"/>
          <table:table-cell table:formula="of:=[.I25]" office:value-type="float" office:value="0.001372">
            <text:p>0.001372</text:p>
          </table:table-cell>
          <table:table-cell table:formula="of:=1/(1/[.A26]+[.I26]/[.$A$11])" office:value-type="float" office:value="2.19895645376886">
            <text:p>2.2</text:p>
          </table:table-cell>
          <table:table-cell table:formula="of:=[.$K$10]*([.B26]-[.I26])" office:value-type="float" office:value="0.197986307692308">
            <text:p>0.2</text:p>
          </table:table-cell>
          <table:table-cell table:number-columns-repeated="3"/>
        </table:table-row>
        <table:table-row table:style-name="ro2">
          <table:table-cell table:formula="of:=[.A26]+1" office:value-type="float" office:value="14">
            <text:p>14</text:p>
          </table:table-cell>
          <table:table-cell table:formula="of:=[.$A$11]*(1-1/[.A27])" office:value-type="float" office:value="0.00337181464285714">
            <text:p>0.003372</text:p>
          </table:table-cell>
          <table:table-cell table:number-columns-repeated="6"/>
          <table:table-cell table:formula="of:=[.I26]" office:value-type="float" office:value="0.001372">
            <text:p>0.001372</text:p>
          </table:table-cell>
          <table:table-cell table:formula="of:=1/(1/[.A27]+[.I27]/[.$A$11])" office:value-type="float" office:value="2.2258495651224">
            <text:p>2.23</text:p>
          </table:table-cell>
          <table:table-cell table:formula="of:=[.$K$10]*([.B27]-[.I27])" office:value-type="float" office:value="0.199981464285714">
            <text:p>0.2</text:p>
          </table:table-cell>
          <table:table-cell table:number-columns-repeated="3"/>
        </table:table-row>
        <table:table-row table:style-name="ro2">
          <table:table-cell table:formula="of:=[.A27]+1" office:value-type="float" office:value="15">
            <text:p>15</text:p>
          </table:table-cell>
          <table:table-cell table:formula="of:=[.$A$11]*(1-1/[.A28])" office:value-type="float" office:value="0.003389106">
            <text:p>0.003389</text:p>
          </table:table-cell>
          <table:table-cell table:number-columns-repeated="6"/>
          <table:table-cell table:formula="of:=[.I27]" office:value-type="float" office:value="0.001372">
            <text:p>0.001372</text:p>
          </table:table-cell>
          <table:table-cell table:formula="of:=1/(1/[.A28]+[.I28]/[.$A$11])" office:value-type="float" office:value="2.2496947175448">
            <text:p>2.25</text:p>
          </table:table-cell>
          <table:table-cell table:formula="of:=[.$K$10]*([.B28]-[.I28])" office:value-type="float" office:value="0.2017106">
            <text:p>0.2</text:p>
          </table:table-cell>
          <table:table-cell table:number-columns-repeated="3"/>
        </table:table-row>
        <table:table-row table:style-name="ro2">
          <table:table-cell table:formula="of:=[.A28]+1" office:value-type="float" office:value="16">
            <text:p>16</text:p>
          </table:table-cell>
          <table:table-cell table:formula="of:=[.$A$11]*(1-1/[.A29])" office:value-type="float" office:value="0.0034042359375">
            <text:p>0.003404</text:p>
          </table:table-cell>
          <table:table-cell table:number-columns-repeated="6"/>
          <table:table-cell table:formula="of:=[.I28]" office:value-type="float" office:value="0.001372">
            <text:p>0.001372</text:p>
          </table:table-cell>
          <table:table-cell table:formula="of:=1/(1/[.A29]+[.I29]/[.$A$11])" office:value-type="float" office:value="2.27098228778004">
            <text:p>2.27</text:p>
          </table:table-cell>
          <table:table-cell table:formula="of:=[.$K$10]*([.B29]-[.I29])" office:value-type="float" office:value="0.20322359375">
            <text:p>0.2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" office:value-type="string">
            <text:p>Assumes multiple GPUs can exchange values in the same amount of time</text:p>
          </table:table-cell>
          <table:table-cell table:style-name="ce1" table:number-columns-repeated="5"/>
        </table:table-row>
        <table:table-row table:style-name="ro2">
          <table:table-cell/>
          <table:table-cell table:style-name="Default"/>
          <table:table-cell table:number-columns-repeated="6"/>
          <table:table-cell table:style-name="ce1" office:value-type="string">
            <text:p>as a normal H → D → H transfer. Use of zero-copy may make swap faster.</text:p>
          </table:table-cell>
          <table:table-cell table:style-name="ce1"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6/04/2009</text:date>, <text:time>10:0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Andrew Larson</meta:initial-creator>
    <meta:creation-date>2009-02-25T14:31:12</meta:creation-date>
    <dc:date>2009-06-04T10:05:27</dc:date>
    <meta:editing-cycles>10</meta:editing-cycles>
    <meta:editing-duration>PT05H45M01S</meta:editing-duration>
    <meta:document-statistic meta:table-count="3" meta:cell-count="581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8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7289113998413pt" style:font-size-asian="12.7289113998413pt" style:font-size-complex="12.7289113998413pt"/>
    </style:style>
    <style:style style:name="ch3" style:family="chart">
      <style:text-properties fo:font-size="10.7706174850464pt" style:font-size-asian="10.7706174850464pt" style:font-size-complex="10.7706174850464pt"/>
    </style:style>
    <style:style style:name="ch4" style:family="chart">
      <style:graphic-properties draw:stroke="none" svg:stroke-color="#b3b3b3" draw:fill="none" draw:fill-color="#e6e6e6"/>
      <style:text-properties fo:font-size="7.83317613601685pt" style:font-size-asian="7.83317613601685pt" style:font-size-complex="7.83317613601685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81232261657715pt" style:font-size-asian="8.81232261657715pt" style:font-size-complex="8.81232261657715pt"/>
    </style:style>
    <style:style style:name="ch8" style:family="chart">
      <style:graphic-properties svg:stroke-color="#b3b3b3"/>
    </style:style>
    <style:style style:name="ch9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8.81232261657715pt" style:font-size-asian="8.81232261657715pt" style:font-size-complex="8.81232261657715pt"/>
    </style:style>
    <style:style style:name="ch11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717cm" svg:height="10.377cm" chart:class="chart:line" chart:style-name="ch1">
        <chart:title svg:x="7.836cm" svg:y="0.208cm" chart:style-name="ch2">
          <text:p>Memcpy Timing</text:p>
        </chart:title>
        <chart:subtitle svg:x="7.101cm" svg:y="0.908cm" chart:style-name="ch3">
          <text:p>single run by slice number</text:p>
        </chart:subtitle>
        <chart:legend chart:legend-position="end" svg:x="15.763cm" svg:y="4.729cm" chart:style-name="ch4"/>
        <chart:plot-area chart:style-name="ch5" table:cell-range-address="$'MultiGPU Speedup Formulation'.$F$12:$G$32;$'MultiGPU Speedup Formulation'.$A$10;$'MultiGPU Speedup Formulation'.$C$12:$C$32;$'MultiGPU Speedup Formulation'.$E$10" chart:data-source-has-labels="both" svg:x="0.547cm" svg:y="1.554cm" svg:width="14.842cm" svg:height="8.398cm">
          <chart:axis chart:dimension="x" chart:name="primary-x" chart:style-name="ch6">
            <chart:title svg:x="7.819cm" svg:y="9.6cm" chart:style-name="ch7">
              <text:p>slices</text:p>
            </chart:title>
            <chart:categories table:cell-range-address="'MultiGPU Speedup Formulation'.F12:'MultiGPU Speedup Formulation'.F32"/>
            <chart:grid chart:style-name="ch8" chart:class="major"/>
          </chart:axis>
          <chart:axis chart:dimension="y" chart:name="primary-y" chart:style-name="ch9">
            <chart:title svg:x="0.375cm" svg:y="6.093cm" chart:style-name="ch10">
              <text:p>seconds</text:p>
            </chart:title>
            <chart:grid chart:style-name="ch8" chart:class="major"/>
          </chart:axis>
          <chart:series chart:style-name="ch11" chart:values-cell-range-address="'MultiGPU Speedup Formulation'.C12:'MultiGPU Speedup Formulation'.C32" chart:label-cell-address="'MultiGPU Speedup Formulation'.A10:'MultiGPU Speedup Formulation'.A10" chart:class="chart:line">
            <chart:data-point chart:repeated="21"/>
          </chart:series>
          <chart:series chart:style-name="ch12" chart:values-cell-range-address="'MultiGPU Speedup Formulation'.G12:'MultiGPU Speedup Formulation'.G32" chart:label-cell-address="'MultiGPU Speedup Formulation'.E10:'MultiGPU Speedup Formulation'.E10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MultiGPU Speedup Formulation'.A10:'MultiGPU Speedup Formulation'.A10">Host To Device</text:p>
              </table:table-cell>
              <table:table-cell office:value-type="string">
                <text:p text:id="'MultiGPU Speedup Formulation'.E10:'MultiGPU Speedup Formulation'.E10">Device To Host</text:p>
              </table:table-cell>
            </table:table-row>
          </table:table-header-rows>
          <table:table-rows>
            <table:table-row>
              <table:table-cell office:value-type="string">
                <text:p text:id="'MultiGPU Speedup Formulation'.F12:'MultiGPU Speedup Formulation'.F32">21</text:p>
              </table:table-cell>
              <table:table-cell office:value-type="float" office:value="0.005989">
                <text:p text:id="'MultiGPU Speedup Formulation'.C12:'MultiGPU Speedup Formulation'.C32">0.005989</text:p>
              </table:table-cell>
              <table:table-cell office:value-type="float" office:value="0.006061">
                <text:p text:id="'MultiGPU Speedup Formulation'.G12:'MultiGPU Speedup Formulation'.G32">0.006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636">
                <text:p>0.005636</text:p>
              </table:table-cell>
              <table:table-cell office:value-type="float" office:value="0.00577">
                <text:p>0.00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325">
                <text:p>0.005325</text:p>
              </table:table-cell>
              <table:table-cell office:value-type="float" office:value="0.00547">
                <text:p>0.00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07">
                <text:p>0.00507</text:p>
              </table:table-cell>
              <table:table-cell office:value-type="float" office:value="0.005983">
                <text:p>0.005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773">
                <text:p>0.004773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487">
                <text:p>0.004487</text:p>
              </table:table-cell>
              <table:table-cell office:value-type="float" office:value="0.00461">
                <text:p>0.00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227">
                <text:p>0.004227</text:p>
              </table:table-cell>
              <table:table-cell office:value-type="float" office:value="0.004312">
                <text:p>0.004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932">
                <text:p>0.003932</text:p>
              </table:table-cell>
              <table:table-cell office:value-type="float" office:value="0.004035">
                <text:p>0.004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636">
                <text:p>0.003636</text:p>
              </table:table-cell>
              <table:table-cell office:value-type="float" office:value="0.003756">
                <text:p>0.003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39">
                <text:p>0.00339</text:p>
              </table:table-cell>
              <table:table-cell office:value-type="float" office:value="0.003474">
                <text:p>0.003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852">
                <text:p>0.002852</text:p>
              </table:table-cell>
              <table:table-cell office:value-type="float" office:value="0.002901">
                <text:p>0.002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55">
                <text:p>0.002555</text:p>
              </table:table-cell>
              <table:table-cell office:value-type="float" office:value="0.00267">
                <text:p>0.00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274">
                <text:p>0.002274</text:p>
              </table:table-cell>
              <table:table-cell office:value-type="float" office:value="0.002328">
                <text:p>0.002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07">
                <text:p>0.002007</text:p>
              </table:table-cell>
              <table:table-cell office:value-type="float" office:value="0.002068">
                <text:p>0.002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04">
                <text:p>0.001704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21">
                <text:p>0.00082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887">
                <text:p>0.0008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26">
                <text:p>0.000326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00168">
                <text:p>0.000168</text:p>
              </table:table-cell>
              <table:table-cell office:value-type="float" office:value="0.000291">
                <text:p>0.000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8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999cm" svg:height="9.298cm" chart:class="chart:line" chart:style-name="ch1">
        <chart:title svg:x="4.619cm" svg:y="0.188cm" chart:style-name="ch2">
          <text:p>Decrease in Average Iteration</text:p>
        </chart:title>
        <chart:legend chart:legend-position="end" svg:x="12.014cm" svg:y="4.18cm" chart:style-name="ch3"/>
        <chart:plot-area chart:style-name="ch4" table:cell-range-address="$'MultiGPU Speedup Formulation'.$A$60:$B$74;$'MultiGPU Speedup Formulation'.$A$57;$'MultiGPU Speedup Formulation'.$D$57;$'MultiGPU Speedup Formulation'.$E$60:$E$74" chart:data-source-has-labels="both" svg:x="0.397cm" svg:y="0.874cm" svg:width="11.318cm" svg:height="8.069cm">
          <chart:axis chart:dimension="x" chart:name="primary-x" chart:style-name="ch5">
            <chart:title svg:x="5.905cm" svg:y="8.557cm" chart:style-name="ch6">
              <text:p>GPUs</text:p>
            </chart:title>
            <chart:categories table:cell-range-address="'MultiGPU Speedup Formulation'.A60:'MultiGPU Speedup Formulation'.A74"/>
          </chart:axis>
          <chart:axis chart:dimension="y" chart:name="primary-y" chart:style-name="ch7">
            <chart:title svg:x="0.3cm" svg:y="5.255cm" chart:style-name="ch8">
              <text:p>seconds</text:p>
            </chart:title>
            <chart:grid chart:style-name="ch9" chart:class="major"/>
          </chart:axis>
          <chart:series chart:style-name="ch10" chart:values-cell-range-address="'MultiGPU Speedup Formulation'.B60:'MultiGPU Speedup Formulation'.B74" chart:label-cell-address="'MultiGPU Speedup Formulation'.A57:'MultiGPU Speedup Formulation'.A57" chart:class="chart:line">
            <chart:data-point chart:repeated="15"/>
          </chart:series>
          <chart:series chart:style-name="ch11" chart:values-cell-range-address="'MultiGPU Speedup Formulation'.E60:'MultiGPU Speedup Formulation'.E74" chart:label-cell-address="'MultiGPU Speedup Formulation'.D57:'MultiGPU Speedup Formulation'.D5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MultiGPU Speedup Formulation'.A57:'MultiGPU Speedup Formulation'.A57">Serial Memcpy</text:p>
              </table:table-cell>
              <table:table-cell office:value-type="string">
                <text:p text:id="'MultiGPU Speedup Formulation'.D57:'MultiGPU Speedup Formulation'.D57">Parallel Memcpy</text:p>
              </table:table-cell>
            </table:table-row>
          </table:table-header-rows>
          <table:table-rows>
            <table:table-row>
              <table:table-cell office:value-type="string">
                <text:p text:id="'MultiGPU Speedup Formulation'.A60:'MultiGPU Speedup Formulation'.A74">2</text:p>
              </table:table-cell>
              <table:table-cell office:value-type="float" office:value="-0.0002832075">
                <text:p text:id="'MultiGPU Speedup Formulation'.B60:'MultiGPU Speedup Formulation'.B74">-0.0002832075</text:p>
              </table:table-cell>
              <table:table-cell office:value-type="float" office:value="0.0007661925">
                <text:p text:id="'MultiGPU Speedup Formulation'.E60:'MultiGPU Speedup Formulation'.E74">0.0007661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72741">
                <text:p>-0.00072741</text:p>
              </table:table-cell>
              <table:table-cell office:value-type="float" office:value="0.00137139">
                <text:p>0.0013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47421125">
                <text:p>-0.00147421125</text:p>
              </table:table-cell>
              <table:table-cell office:value-type="float" office:value="0.00167398875">
                <text:p>0.00167398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342052">
                <text:p>-0.002342052</text:p>
              </table:table-cell>
              <table:table-cell office:value-type="float" office:value="0.001855548">
                <text:p>0.001855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32704125">
                <text:p>-0.0032704125</text:p>
              </table:table-cell>
              <table:table-cell office:value-type="float" office:value="0.0019765875">
                <text:p>0.001976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23335571428571">
                <text:p>-0.00423335571428571</text:p>
              </table:table-cell>
              <table:table-cell office:value-type="float" office:value="0.00206304428571429">
                <text:p>0.00206304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217913125">
                <text:p>-0.005217913125</text:p>
              </table:table-cell>
              <table:table-cell office:value-type="float" office:value="0.002127886875">
                <text:p>0.00212788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621688">
                <text:p>-0.00621688</text:p>
              </table:table-cell>
              <table:table-cell office:value-type="float" office:value="0.00217832">
                <text:p>0.00217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72259335">
                <text:p>-0.0072259335</text:p>
              </table:table-cell>
              <table:table-cell office:value-type="float" office:value="0.0022186665">
                <text:p>0.0022186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824232272727273">
                <text:p>-0.00824232272727273</text:p>
              </table:table-cell>
              <table:table-cell office:value-type="float" office:value="0.00225167727272727">
                <text:p>0.00225167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926421375">
                <text:p>-0.00926421375</text:p>
              </table:table-cell>
              <table:table-cell office:value-type="float" office:value="0.00227918625">
                <text:p>0.00227918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02903369230769">
                <text:p>-0.0102903369230769</text:p>
              </table:table-cell>
              <table:table-cell office:value-type="float" office:value="0.00230246307692308">
                <text:p>0.00230246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3197853571429">
                <text:p>-0.0113197853571429</text:p>
              </table:table-cell>
              <table:table-cell office:value-type="float" office:value="0.00232241464285714">
                <text:p>0.0023224146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351894">
                <text:p>-0.012351894</text:p>
              </table:table-cell>
              <table:table-cell office:value-type="float" office:value="0.002339706">
                <text:p>0.002339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33861640625">
                <text:p>-0.0133861640625</text:p>
              </table:table-cell>
              <table:table-cell office:value-type="float" office:value="0.0023548359375">
                <text:p>0.0023548359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418cm" svg:height="10.38cm" chart:class="chart:line" chart:style-name="ch1">
        <chart:title svg:x="5.435cm" svg:y="0.212cm" chart:style-name="ch2">
          <text:p>Speedup by GPU count</text:p>
        </chart:title>
        <chart:legend chart:legend-position="end" svg:x="13.35cm" svg:y="4.909cm" chart:style-name="ch3"/>
        <chart:plot-area chart:style-name="ch4" table:cell-range-address="$'MultiGPU Speedup Formulation'.$A$91:$A$105;$'MultiGPU Speedup Formulation'.$E$90:$E$105" chart:data-source-has-labels="both" svg:x="0.415cm" svg:y="0.918cm" svg:width="12.627cm" svg:height="9.041cm">
          <chart:axis chart:dimension="x" chart:name="primary-x" chart:style-name="ch5">
            <chart:title svg:x="6.578cm" svg:y="9.595cm" chart:style-name="ch6">
              <text:p>GPUs</text:p>
            </chart:title>
            <chart:categories table:cell-range-address="'MultiGPU Speedup Formulation'.A91:'MultiGPU Speedup Formulation'.A105"/>
          </chart:axis>
          <chart:axis chart:dimension="y" chart:name="primary-y" chart:style-name="ch7">
            <chart:title svg:x="0.309cm" svg:y="5.599cm" chart:style-name="ch8">
              <text:p>Factor</text:p>
            </chart:title>
            <chart:grid chart:style-name="ch9" chart:class="major"/>
          </chart:axis>
          <chart:series chart:style-name="ch10" chart:values-cell-range-address="'MultiGPU Speedup Formulation'.E91:'MultiGPU Speedup Formulation'.E105" chart:label-cell-address="'MultiGPU Speedup Formulation'.E90:'MultiGPU Speedup Formulation'.E90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MultiGPU Speedup Formulation'.E90:'MultiGPU Speedup Formulation'.E90">speedup</text:p>
              </table:table-cell>
            </table:table-row>
          </table:table-header-rows>
          <table:table-rows>
            <table:table-row>
              <table:table-cell office:value-type="string">
                <text:p text:id="'MultiGPU Speedup Formulation'.A91:'MultiGPU Speedup Formulation'.A105">2</text:p>
              </table:table-cell>
              <table:table-cell office:value-type="float" office:value="1.26743263725821">
                <text:p text:id="'MultiGPU Speedup Formulation'.E91:'MultiGPU Speedup Formulation'.E105">1.267432637258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686478198244">
                <text:p>1.60686478198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529938553684">
                <text:p>1.8552993855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500413091189">
                <text:p>2.045004130911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9460321921192">
                <text:p>2.19460321921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1559895545088">
                <text:p>2.31559895545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1547896562433">
                <text:p>2.41547896562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9932719144587">
                <text:p>2.49932719144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071677291306">
                <text:p>2.57071677291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3223244655455">
                <text:p>2.6322324465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579020505751">
                <text:p>2.68579020505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3284043631286">
                <text:p>2.73284043631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450125622278">
                <text:p>2.77450125622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164850531832">
                <text:p>2.81164850531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4497799754524">
                <text:p>2.84497799754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